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2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8" style:family="table-cell" style:parent-style-name="Komma" style:data-style-name="N3">
      <style:table-cell-properties style:vertical-align="automatic"/>
      <style:text-properties fo:color="#000000"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Neuer_32_Entwurf_32__40_Bundesl_228_nder_32_Pensionisten_59__32_Teil_32____41_" style:data-style-name="N3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37">
      <style:table-cell-properties style:vertical-align="automatic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3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Standard_Erwerbst_228_tige_44__32_Stand_32_30.7.98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FF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077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4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9" table:number-rows-spanned="1" table:style-name="ce17">
            <text:p>Brutto- und Nettojahreseinkommen der unselbständig Erwerbstätigen 1997 bis 2020</text:p>
          </table:table-cell>
          <table:covered-table-cell table:number-columns-repeated="8"/>
          <table:table-cell table:number-columns-repeated="16375" table:style-name="ce13"/>
        </table:table-row>
        <table:table-row table:style-name="ro2">
          <table:table-cell office:value-type="string" table:number-columns-spanned="1" table:number-rows-spanned="4" table:style-name="ce19">
            <text:p>Jahr</text:p>
          </table:table-cell>
          <table:table-cell office:value-type="string" table:number-columns-spanned="8" table:number-rows-spanned="1" table:style-name="ce21">
            <text:p>Unselbständig Erwerbstätige<text:span text:style-name="T2">1</text:span>)</text:p>
          </table:table-cell>
          <table:covered-table-cell table:number-columns-repeated="7"/>
          <table:table-cell table:number-columns-repeated="16375"/>
        </table:table-row>
        <table:table-row table:style-name="ro3">
          <table:covered-table-cell/>
          <table:table-cell office:value-type="string" table:number-columns-spanned="4" table:number-rows-spanned="1" table:style-name="ce20">
            <text:p>Bruttojahreseinkommen<text:span text:style-name="T2">2</text:span>)</text:p>
          </table:table-cell>
          <table:covered-table-cell table:number-columns-repeated="3"/>
          <table:table-cell office:value-type="string" table:number-columns-spanned="4" table:number-rows-spanned="1" table:style-name="ce21">
            <text:p>Nettojahreseinkommen<text:span text:style-name="T2">3</text:span>)</text:p>
          </table:table-cell>
          <table:covered-table-cell table:number-columns-repeated="3"/>
          <table:table-cell table:number-columns-repeated="16375"/>
        </table:table-row>
        <table:table-row table:style-name="ro4">
          <table:covered-table-cell/>
          <table:table-cell office:value-type="string" table:style-name="ce3">
            <text:p>1. Quartil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3. Quartil</text:p>
          </table:table-cell>
          <table:table-cell office:value-type="string" table:style-name="ce4">
            <text:p>Arithmetisches<text:s/></text:p>
            <text:p>Mittel</text:p>
          </table:table-cell>
          <table:table-cell office:value-type="string" table:style-name="ce3">
            <text:p>1. Quartil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3. Quartil</text:p>
          </table:table-cell>
          <table:table-cell office:value-type="string" table:style-name="ce5">
            <text:p>Arithmetisches<text:s/></text:p>
            <text:p>Mittel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8" table:number-rows-spanned="1" table:style-name="ce21">
            <text:p>EUR-ATS bzw. Euro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table:style-name="ce6"/>
          <table:table-cell office:value-type="string" table:number-columns-spanned="8" table:number-rows-spanned="1" table:style-name="ce14">
            <text:p>Insgesamt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1997" table:style-name="ce7">
            <text:p>1997</text:p>
          </table:table-cell>
          <table:table-cell office:value-type="float" office:value="10525" table:style-name="ce8">
            <text:p>10 525</text:p>
          </table:table-cell>
          <table:table-cell office:value-type="float" office:value="19808" table:style-name="ce8">
            <text:p>19 808</text:p>
          </table:table-cell>
          <table:table-cell office:value-type="float" office:value="28726" table:style-name="ce8">
            <text:p>28 726</text:p>
          </table:table-cell>
          <table:table-cell office:value-type="float" office:value="22397" table:style-name="ce8">
            <text:p>22 397</text:p>
          </table:table-cell>
          <table:table-cell office:value-type="float" office:value="8367" table:style-name="ce8">
            <text:p>8 367</text:p>
          </table:table-cell>
          <table:table-cell office:value-type="float" office:value="14579" table:style-name="ce8">
            <text:p>14 579</text:p>
          </table:table-cell>
          <table:table-cell office:value-type="float" office:value="20166" table:style-name="ce8">
            <text:p>20 166</text:p>
          </table:table-cell>
          <table:table-cell office:value-type="float" office:value="15754" table:style-name="ce8">
            <text:p>15 754</text:p>
          </table:table-cell>
          <table:table-cell table:number-columns-repeated="16375"/>
        </table:table-row>
        <table:table-row table:style-name="ro3">
          <table:table-cell office:value-type="float" office:value="1998" table:style-name="ce7">
            <text:p>1998</text:p>
          </table:table-cell>
          <table:table-cell office:value-type="float" office:value="10373" table:style-name="ce8">
            <text:p>10 373</text:p>
          </table:table-cell>
          <table:table-cell office:value-type="float" office:value="20040" table:style-name="ce8">
            <text:p>20 040</text:p>
          </table:table-cell>
          <table:table-cell office:value-type="float" office:value="29277" table:style-name="ce8">
            <text:p>29 277</text:p>
          </table:table-cell>
          <table:table-cell office:value-type="float" office:value="22857" table:style-name="ce8">
            <text:p>22 857</text:p>
          </table:table-cell>
          <table:table-cell office:value-type="float" office:value="8226" table:style-name="ce8">
            <text:p>8 226</text:p>
          </table:table-cell>
          <table:table-cell office:value-type="float" office:value="14686" table:style-name="ce8">
            <text:p>14 686</text:p>
          </table:table-cell>
          <table:table-cell office:value-type="float" office:value="20445" table:style-name="ce8">
            <text:p>20 445</text:p>
          </table:table-cell>
          <table:table-cell office:value-type="float" office:value="16004" table:style-name="ce8">
            <text:p>16 004</text:p>
          </table:table-cell>
          <table:table-cell table:number-columns-repeated="16375"/>
        </table:table-row>
        <table:table-row table:style-name="ro3">
          <table:table-cell office:value-type="float" office:value="1999" table:style-name="ce7">
            <text:p>1999</text:p>
          </table:table-cell>
          <table:table-cell office:value-type="float" office:value="10356" table:style-name="ce8">
            <text:p>10 356</text:p>
          </table:table-cell>
          <table:table-cell office:value-type="float" office:value="20436" table:style-name="ce8">
            <text:p>20 436</text:p>
          </table:table-cell>
          <table:table-cell office:value-type="float" office:value="30080" table:style-name="ce8">
            <text:p>30 080</text:p>
          </table:table-cell>
          <table:table-cell office:value-type="float" office:value="23311" table:style-name="ce8">
            <text:p>23 311</text:p>
          </table:table-cell>
          <table:table-cell office:value-type="float" office:value="8205" table:style-name="ce8">
            <text:p>8 205</text:p>
          </table:table-cell>
          <table:table-cell office:value-type="float" office:value="14929" table:style-name="ce8">
            <text:p>14 929</text:p>
          </table:table-cell>
          <table:table-cell office:value-type="float" office:value="20911" table:style-name="ce8">
            <text:p>20 911</text:p>
          </table:table-cell>
          <table:table-cell office:value-type="float" office:value="16256" table:style-name="ce8">
            <text:p>16 256</text:p>
          </table:table-cell>
          <table:table-cell table:number-columns-repeated="16375"/>
        </table:table-row>
        <table:table-row table:style-name="ro3">
          <table:table-cell office:value-type="float" office:value="2000" table:style-name="ce7">
            <text:p>2000</text:p>
          </table:table-cell>
          <table:table-cell office:value-type="float" office:value="10416" table:style-name="ce8">
            <text:p>10 416</text:p>
          </table:table-cell>
          <table:table-cell office:value-type="float" office:value="20757" table:style-name="ce8">
            <text:p>20 757</text:p>
          </table:table-cell>
          <table:table-cell office:value-type="float" office:value="30621" table:style-name="ce8">
            <text:p>30 621</text:p>
          </table:table-cell>
          <table:table-cell office:value-type="float" office:value="23849" table:style-name="ce8">
            <text:p>23 849</text:p>
          </table:table-cell>
          <table:table-cell office:value-type="float" office:value="8332" table:style-name="ce8">
            <text:p>8 332</text:p>
          </table:table-cell>
          <table:table-cell office:value-type="float" office:value="15399" table:style-name="ce8">
            <text:p>15 399</text:p>
          </table:table-cell>
          <table:table-cell office:value-type="float" office:value="21560" table:style-name="ce8">
            <text:p>21 560</text:p>
          </table:table-cell>
          <table:table-cell office:value-type="float" office:value="16832" table:style-name="ce8">
            <text:p>16 832</text:p>
          </table:table-cell>
          <table:table-cell table:number-columns-repeated="16375"/>
        </table:table-row>
        <table:table-row table:style-name="ro3">
          <table:table-cell office:value-type="float" office:value="2001" table:style-name="ce7">
            <text:p>2001</text:p>
          </table:table-cell>
          <table:table-cell office:value-type="float" office:value="10411" table:style-name="ce8">
            <text:p>10 411</text:p>
          </table:table-cell>
          <table:table-cell office:value-type="float" office:value="21120" table:style-name="ce8">
            <text:p>21 120</text:p>
          </table:table-cell>
          <table:table-cell office:value-type="float" office:value="31163" table:style-name="ce8">
            <text:p>31 163</text:p>
          </table:table-cell>
          <table:table-cell office:value-type="float" office:value="24035" table:style-name="ce8">
            <text:p>24 035</text:p>
          </table:table-cell>
          <table:table-cell office:value-type="float" office:value="8293" table:style-name="ce8">
            <text:p>8 293</text:p>
          </table:table-cell>
          <table:table-cell office:value-type="float" office:value="15530" table:style-name="ce8">
            <text:p>15 530</text:p>
          </table:table-cell>
          <table:table-cell office:value-type="float" office:value="21739" table:style-name="ce8">
            <text:p>21 739</text:p>
          </table:table-cell>
          <table:table-cell office:value-type="float" office:value="16761" table:style-name="ce8">
            <text:p>16 761</text:p>
          </table:table-cell>
          <table:table-cell table:number-columns-repeated="16375"/>
        </table:table-row>
        <table:table-row table:style-name="ro3">
          <table:table-cell office:value-type="float" office:value="2002" table:style-name="ce7">
            <text:p>2002</text:p>
          </table:table-cell>
          <table:table-cell office:value-type="float" office:value="10393" table:style-name="ce8">
            <text:p>10 393</text:p>
          </table:table-cell>
          <table:table-cell office:value-type="float" office:value="21424" table:style-name="ce8">
            <text:p>21 424</text:p>
          </table:table-cell>
          <table:table-cell office:value-type="float" office:value="31822" table:style-name="ce8">
            <text:p>31 822</text:p>
          </table:table-cell>
          <table:table-cell office:value-type="float" office:value="24419" table:style-name="ce8">
            <text:p>24 419</text:p>
          </table:table-cell>
          <table:table-cell office:value-type="float" office:value="8267" table:style-name="ce8">
            <text:p>8 267</text:p>
          </table:table-cell>
          <table:table-cell office:value-type="float" office:value="15706" table:style-name="ce8">
            <text:p>15 706</text:p>
          </table:table-cell>
          <table:table-cell office:value-type="float" office:value="22073" table:style-name="ce8">
            <text:p>22 073</text:p>
          </table:table-cell>
          <table:table-cell office:value-type="float" office:value="16964" table:style-name="ce8">
            <text:p>16 964</text:p>
          </table:table-cell>
          <table:table-cell table:number-columns-repeated="16375"/>
        </table:table-row>
        <table:table-row table:style-name="ro3">
          <table:table-cell office:value-type="float" office:value="2003" table:style-name="ce7">
            <text:p>2003</text:p>
          </table:table-cell>
          <table:table-cell office:value-type="float" office:value="10292" table:style-name="ce8">
            <text:p>10 292</text:p>
          </table:table-cell>
          <table:table-cell office:value-type="float" office:value="21709" table:style-name="ce8">
            <text:p>21 709</text:p>
          </table:table-cell>
          <table:table-cell office:value-type="float" office:value="32465" table:style-name="ce8">
            <text:p>32 465</text:p>
          </table:table-cell>
          <table:table-cell office:value-type="float" office:value="24772" table:style-name="ce8">
            <text:p>24 772</text:p>
          </table:table-cell>
          <table:table-cell office:value-type="float" office:value="8162" table:style-name="ce8">
            <text:p>8 162</text:p>
          </table:table-cell>
          <table:table-cell office:value-type="float" office:value="15863" table:style-name="ce8">
            <text:p>15 863</text:p>
          </table:table-cell>
          <table:table-cell office:value-type="float" office:value="22418" table:style-name="ce8">
            <text:p>22 418</text:p>
          </table:table-cell>
          <table:table-cell office:value-type="float" office:value="17143" table:style-name="ce8">
            <text:p>17 143</text:p>
          </table:table-cell>
          <table:table-cell table:number-columns-repeated="16375"/>
        </table:table-row>
        <table:table-row table:style-name="ro3">
          <table:table-cell office:value-type="float" office:value="2004" table:style-name="ce7">
            <text:p>2004</text:p>
          </table:table-cell>
          <table:table-cell office:value-type="float" office:value="10365" table:style-name="ce8">
            <text:p>10 365</text:p>
          </table:table-cell>
          <table:table-cell office:value-type="float" office:value="21977" table:style-name="ce8">
            <text:p>21 977</text:p>
          </table:table-cell>
          <table:table-cell office:value-type="float" office:value="32979" table:style-name="ce8">
            <text:p>32 979</text:p>
          </table:table-cell>
          <table:table-cell office:value-type="float" office:value="25110" table:style-name="ce8">
            <text:p>25 110</text:p>
          </table:table-cell>
          <table:table-cell office:value-type="float" office:value="8268" table:style-name="ce8">
            <text:p>8 268</text:p>
          </table:table-cell>
          <table:table-cell office:value-type="float" office:value="16131" table:style-name="ce8">
            <text:p>16 131</text:p>
          </table:table-cell>
          <table:table-cell office:value-type="float" office:value="22728" table:style-name="ce8">
            <text:p>22 728</text:p>
          </table:table-cell>
          <table:table-cell office:value-type="float" office:value="17383" table:style-name="ce8">
            <text:p>17 383</text:p>
          </table:table-cell>
          <table:table-cell table:number-columns-repeated="16375"/>
        </table:table-row>
        <table:table-row table:style-name="ro3">
          <table:table-cell office:value-type="float" office:value="2005" table:style-name="ce7">
            <text:p>2005</text:p>
          </table:table-cell>
          <table:table-cell office:value-type="float" office:value="10465" table:style-name="ce8">
            <text:p>10 465</text:p>
          </table:table-cell>
          <table:table-cell office:value-type="float" office:value="22328" table:style-name="ce8">
            <text:p>22 328</text:p>
          </table:table-cell>
          <table:table-cell office:value-type="float" office:value="33817" table:style-name="ce8">
            <text:p>33 817</text:p>
          </table:table-cell>
          <table:table-cell office:value-type="float" office:value="25710" table:style-name="ce8">
            <text:p>25 710</text:p>
          </table:table-cell>
          <table:table-cell office:value-type="float" office:value="8392" table:style-name="ce8">
            <text:p>8 392</text:p>
          </table:table-cell>
          <table:table-cell office:value-type="float" office:value="16631" table:style-name="ce8">
            <text:p>16 631</text:p>
          </table:table-cell>
          <table:table-cell office:value-type="float" office:value="23441" table:style-name="ce8">
            <text:p>23 441</text:p>
          </table:table-cell>
          <table:table-cell office:value-type="float" office:value="17907" table:style-name="ce8">
            <text:p>17 907</text:p>
          </table:table-cell>
          <table:table-cell table:number-columns-repeated="16375"/>
        </table:table-row>
        <table:table-row table:style-name="ro3">
          <table:table-cell office:value-type="float" office:value="2006" table:style-name="ce9">
            <text:p>2006</text:p>
          </table:table-cell>
          <table:table-cell office:value-type="float" office:value="10783" table:style-name="ce10">
            <text:p>10 783</text:p>
          </table:table-cell>
          <table:table-cell office:value-type="float" office:value="22834" table:style-name="ce10">
            <text:p>22 834</text:p>
          </table:table-cell>
          <table:table-cell office:value-type="float" office:value="34856" table:style-name="ce10">
            <text:p>34 856</text:p>
          </table:table-cell>
          <table:table-cell office:value-type="float" office:value="26500" table:style-name="ce10">
            <text:p>26 500</text:p>
          </table:table-cell>
          <table:table-cell office:value-type="float" office:value="8612" table:style-name="ce10">
            <text:p>8 612</text:p>
          </table:table-cell>
          <table:table-cell office:value-type="float" office:value="16918" table:style-name="ce10">
            <text:p>16 918</text:p>
          </table:table-cell>
          <table:table-cell office:value-type="float" office:value="24015" table:style-name="ce10">
            <text:p>24 015</text:p>
          </table:table-cell>
          <table:table-cell office:value-type="float" office:value="18360" table:style-name="ce10">
            <text:p>18 360</text:p>
          </table:table-cell>
          <table:table-cell table:number-columns-repeated="16375"/>
        </table:table-row>
        <table:table-row table:style-name="ro3">
          <table:table-cell office:value-type="float" office:value="2007" table:style-name="ce9">
            <text:p>2007</text:p>
          </table:table-cell>
          <table:table-cell office:value-type="float" office:value="11259" table:style-name="ce10">
            <text:p>11 259</text:p>
          </table:table-cell>
          <table:table-cell office:value-type="float" office:value="23613" table:style-name="ce10">
            <text:p>23 613</text:p>
          </table:table-cell>
          <table:table-cell office:value-type="float" office:value="35965" table:style-name="ce10">
            <text:p>35 965</text:p>
          </table:table-cell>
          <table:table-cell office:value-type="float" office:value="27458" table:style-name="ce10">
            <text:p>27 458</text:p>
          </table:table-cell>
          <table:table-cell office:value-type="float" office:value="8977" table:style-name="ce10">
            <text:p>8 977</text:p>
          </table:table-cell>
          <table:table-cell office:value-type="float" office:value="17376" table:style-name="ce10">
            <text:p>17 376</text:p>
          </table:table-cell>
          <table:table-cell office:value-type="float" office:value="24657" table:style-name="ce10">
            <text:p>24 657</text:p>
          </table:table-cell>
          <table:table-cell office:value-type="float" office:value="18949" table:style-name="ce10">
            <text:p>18 949</text:p>
          </table:table-cell>
          <table:table-cell table:number-columns-repeated="16375"/>
        </table:table-row>
        <table:table-row table:style-name="ro3">
          <table:table-cell office:value-type="float" office:value="2008" table:style-name="ce9">
            <text:p>2008</text:p>
          </table:table-cell>
          <table:table-cell office:value-type="float" office:value="11375" table:style-name="ce10">
            <text:p>11 375</text:p>
          </table:table-cell>
          <table:table-cell office:value-type="float" office:value="24253" table:style-name="ce10">
            <text:p>24 253</text:p>
          </table:table-cell>
          <table:table-cell office:value-type="float" office:value="37102" table:style-name="ce10">
            <text:p>37 102</text:p>
          </table:table-cell>
          <table:table-cell office:value-type="float" office:value="28255" table:style-name="ce10">
            <text:p>28 255</text:p>
          </table:table-cell>
          <table:table-cell office:value-type="float" office:value="9145" table:style-name="ce10">
            <text:p>9 145</text:p>
          </table:table-cell>
          <table:table-cell office:value-type="float" office:value="17756" table:style-name="ce10">
            <text:p>17 756</text:p>
          </table:table-cell>
          <table:table-cell office:value-type="float" office:value="25274" table:style-name="ce10">
            <text:p>25 274</text:p>
          </table:table-cell>
          <table:table-cell office:value-type="float" office:value="19415" table:style-name="ce10">
            <text:p>19 415</text:p>
          </table:table-cell>
          <table:table-cell table:number-columns-repeated="16375"/>
        </table:table-row>
        <table:table-row table:style-name="ro3">
          <table:table-cell office:value-type="float" office:value="2009" table:style-name="ce9">
            <text:p>2009</text:p>
          </table:table-cell>
          <table:table-cell office:value-type="float" office:value="11237" table:style-name="ce10">
            <text:p>11 237</text:p>
          </table:table-cell>
          <table:table-cell office:value-type="float" office:value="24449" table:style-name="ce10">
            <text:p>24 449</text:p>
          </table:table-cell>
          <table:table-cell office:value-type="float" office:value="37601" table:style-name="ce10">
            <text:p>37 601</text:p>
          </table:table-cell>
          <table:table-cell office:value-type="float" office:value="28537" table:style-name="ce10">
            <text:p>28 537</text:p>
          </table:table-cell>
          <table:table-cell office:value-type="float" office:value="9209" table:style-name="ce10">
            <text:p>9 209</text:p>
          </table:table-cell>
          <table:table-cell office:value-type="float" office:value="18333" table:style-name="ce10">
            <text:p>18 333</text:p>
          </table:table-cell>
          <table:table-cell office:value-type="float" office:value="26181" table:style-name="ce10">
            <text:p>26 181</text:p>
          </table:table-cell>
          <table:table-cell office:value-type="float" office:value="20025" table:style-name="ce10">
            <text:p>20 025</text:p>
          </table:table-cell>
          <table:table-cell table:number-columns-repeated="16375"/>
        </table:table-row>
        <table:table-row table:style-name="ro3">
          <table:table-cell office:value-type="float" office:value="2010" table:style-name="ce9">
            <text:p>2010</text:p>
          </table:table-cell>
          <table:table-cell office:value-type="float" office:value="11213" table:style-name="ce10">
            <text:p>11 213</text:p>
          </table:table-cell>
          <table:table-cell office:value-type="float" office:value="24516" table:style-name="ce10">
            <text:p>24 516</text:p>
          </table:table-cell>
          <table:table-cell office:value-type="float" office:value="37974" table:style-name="ce10">
            <text:p>37 974</text:p>
          </table:table-cell>
          <table:table-cell office:value-type="float" office:value="28715" table:style-name="ce10">
            <text:p>28 715</text:p>
          </table:table-cell>
          <table:table-cell office:value-type="float" office:value="9188" table:style-name="ce10">
            <text:p>9 188</text:p>
          </table:table-cell>
          <table:table-cell office:value-type="float" office:value="18366" table:style-name="ce10">
            <text:p>18 366</text:p>
          </table:table-cell>
          <table:table-cell office:value-type="float" office:value="26368" table:style-name="ce10">
            <text:p>26 368</text:p>
          </table:table-cell>
          <table:table-cell office:value-type="float" office:value="20087" table:style-name="ce10">
            <text:p>20 087</text:p>
          </table:table-cell>
          <table:table-cell table:number-columns-repeated="16375"/>
        </table:table-row>
        <table:table-row table:style-name="ro3">
          <table:table-cell office:value-type="float" office:value="2011" table:style-name="ce9">
            <text:p>2011</text:p>
          </table:table-cell>
          <table:table-cell office:value-type="float" office:value="11087" table:style-name="ce10">
            <text:p>11 087</text:p>
          </table:table-cell>
          <table:table-cell office:value-type="float" office:value="24843" table:style-name="ce10">
            <text:p>24 843</text:p>
          </table:table-cell>
          <table:table-cell office:value-type="float" office:value="38470" table:style-name="ce10">
            <text:p>38 470</text:p>
          </table:table-cell>
          <table:table-cell office:value-type="float" office:value="29017" table:style-name="ce10">
            <text:p>29 017</text:p>
          </table:table-cell>
          <table:table-cell office:value-type="float" office:value="9075" table:style-name="ce10">
            <text:p>9 075</text:p>
          </table:table-cell>
          <table:table-cell office:value-type="float" office:value="18529" table:style-name="ce10">
            <text:p>18 529</text:p>
          </table:table-cell>
          <table:table-cell office:value-type="float" office:value="26610" table:style-name="ce10">
            <text:p>26 610</text:p>
          </table:table-cell>
          <table:table-cell office:value-type="float" office:value="20197" table:style-name="ce10">
            <text:p>20 197</text:p>
          </table:table-cell>
          <table:table-cell table:number-columns-repeated="16375"/>
        </table:table-row>
        <table:table-row table:style-name="ro3">
          <table:table-cell office:value-type="float" office:value="2012" table:style-name="ce9">
            <text:p>2012</text:p>
          </table:table-cell>
          <table:table-cell office:value-type="float" office:value="11227" table:style-name="ce10">
            <text:p>11 227</text:p>
          </table:table-cell>
          <table:table-cell office:value-type="float" office:value="25373" table:style-name="ce10">
            <text:p>25 373</text:p>
          </table:table-cell>
          <table:table-cell office:value-type="float" office:value="39450" table:style-name="ce10">
            <text:p>39 450</text:p>
          </table:table-cell>
          <table:table-cell office:value-type="float" office:value="29723" table:style-name="ce10">
            <text:p>29 723</text:p>
          </table:table-cell>
          <table:table-cell office:value-type="float" office:value="9166" table:style-name="ce10">
            <text:p>9 166</text:p>
          </table:table-cell>
          <table:table-cell office:value-type="float" office:value="18842" table:style-name="ce10">
            <text:p>18 842</text:p>
          </table:table-cell>
          <table:table-cell office:value-type="float" office:value="27118" table:style-name="ce10">
            <text:p>27 118</text:p>
          </table:table-cell>
          <table:table-cell office:value-type="float" office:value="20596" table:style-name="ce10">
            <text:p>20 596</text:p>
          </table:table-cell>
          <table:table-cell table:number-columns-repeated="16375"/>
        </table:table-row>
        <table:table-row table:style-name="ro3">
          <table:table-cell office:value-type="float" office:value="2013" table:style-name="ce9">
            <text:p>2013</text:p>
          </table:table-cell>
          <table:table-cell office:value-type="float" office:value="11283" table:style-name="ce10">
            <text:p>11 283</text:p>
          </table:table-cell>
          <table:table-cell office:value-type="float" office:value="25767" table:style-name="ce10">
            <text:p>25 767</text:p>
          </table:table-cell>
          <table:table-cell office:value-type="float" office:value="40155" table:style-name="ce10">
            <text:p>40 155</text:p>
          </table:table-cell>
          <table:table-cell office:value-type="float" office:value="30160" table:style-name="ce10">
            <text:p>30 160</text:p>
          </table:table-cell>
          <table:table-cell office:value-type="float" office:value="9186" table:style-name="ce10">
            <text:p>9 186</text:p>
          </table:table-cell>
          <table:table-cell office:value-type="float" office:value="19057" table:style-name="ce10">
            <text:p>19 057</text:p>
          </table:table-cell>
          <table:table-cell office:value-type="float" office:value="27484" table:style-name="ce10">
            <text:p>27 484</text:p>
          </table:table-cell>
          <table:table-cell office:value-type="float" office:value="20790" table:style-name="ce10">
            <text:p>20 790</text:p>
          </table:table-cell>
          <table:table-cell table:number-columns-repeated="16375"/>
        </table:table-row>
        <table:table-row table:style-name="ro3">
          <table:table-cell office:value-type="float" office:value="2014" table:style-name="ce9">
            <text:p>2014</text:p>
          </table:table-cell>
          <table:table-cell office:value-type="float" office:value="11497" table:style-name="ce11">
            <text:p>11 497</text:p>
          </table:table-cell>
          <table:table-cell office:value-type="float" office:value="26273" table:style-name="ce11">
            <text:p>26 273</text:p>
          </table:table-cell>
          <table:table-cell office:value-type="float" office:value="40840" table:style-name="ce11">
            <text:p>40 840</text:p>
          </table:table-cell>
          <table:table-cell office:value-type="float" office:value="30655" table:style-name="ce11">
            <text:p>30 655</text:p>
          </table:table-cell>
          <table:table-cell office:value-type="float" office:value="9355" table:style-name="ce11">
            <text:p>9 355</text:p>
          </table:table-cell>
          <table:table-cell office:value-type="float" office:value="19344" table:style-name="ce11">
            <text:p>19 344</text:p>
          </table:table-cell>
          <table:table-cell office:value-type="float" office:value="27833" table:style-name="ce11">
            <text:p>27 833</text:p>
          </table:table-cell>
          <table:table-cell office:value-type="float" office:value="21039" table:style-name="ce11">
            <text:p>21 039</text:p>
          </table:table-cell>
          <table:table-cell table:number-columns-repeated="16375"/>
        </table:table-row>
        <table:table-row table:style-name="ro3">
          <table:table-cell office:value-type="float" office:value="2015" table:style-name="ce9">
            <text:p>2015</text:p>
          </table:table-cell>
          <table:table-cell office:value-type="float" office:value="11569" table:style-name="ce11">
            <text:p>11 569</text:p>
          </table:table-cell>
          <table:table-cell office:value-type="float" office:value="26678" table:style-name="ce11">
            <text:p>26 678</text:p>
          </table:table-cell>
          <table:table-cell office:value-type="float" office:value="41568" table:style-name="ce11">
            <text:p>41 568</text:p>
          </table:table-cell>
          <table:table-cell office:value-type="float" office:value="31182" table:style-name="ce11">
            <text:p>31 182</text:p>
          </table:table-cell>
          <table:table-cell office:value-type="float" office:value="9402" table:style-name="ce11">
            <text:p>9 402</text:p>
          </table:table-cell>
          <table:table-cell office:value-type="float" office:value="19558" table:style-name="ce11">
            <text:p>19 558</text:p>
          </table:table-cell>
          <table:table-cell office:value-type="float" office:value="28196" table:style-name="ce11">
            <text:p>28 196</text:p>
          </table:table-cell>
          <table:table-cell office:value-type="float" office:value="21298" table:style-name="ce11">
            <text:p>21 298</text:p>
          </table:table-cell>
          <table:table-cell table:number-columns-repeated="16375"/>
        </table:table-row>
        <table:table-row table:style-name="ro3">
          <table:table-cell office:value-type="float" office:value="2016" table:style-name="ce9">
            <text:p>2016</text:p>
          </table:table-cell>
          <table:table-cell office:value-type="float" office:value="11770" table:style-name="ce11">
            <text:p>11 770</text:p>
          </table:table-cell>
          <table:table-cell office:value-type="float" office:value="27051" table:style-name="ce11">
            <text:p>27 051</text:p>
          </table:table-cell>
          <table:table-cell office:value-type="float" office:value="42153" table:style-name="ce11">
            <text:p>42 153</text:p>
          </table:table-cell>
          <table:table-cell office:value-type="float" office:value="31752" table:style-name="ce11">
            <text:p>31 752</text:p>
          </table:table-cell>
          <table:table-cell office:value-type="float" office:value="9691" table:style-name="ce11">
            <text:p>9 691</text:p>
          </table:table-cell>
          <table:table-cell office:value-type="float" office:value="20543" table:style-name="ce11">
            <text:p>20 543</text:p>
          </table:table-cell>
          <table:table-cell office:value-type="float" office:value="29682" table:style-name="ce11">
            <text:p>29 682</text:p>
          </table:table-cell>
          <table:table-cell office:value-type="float" office:value="22344" table:style-name="ce11">
            <text:p>22 344</text:p>
          </table:table-cell>
          <table:table-cell table:number-columns-repeated="16375"/>
        </table:table-row>
        <table:table-row table:style-name="ro3">
          <table:table-cell office:value-type="float" office:value="2017" table:style-name="ce9">
            <text:p>2017</text:p>
          </table:table-cell>
          <table:table-cell office:value-type="float" office:value="12236" table:style-name="ce11">
            <text:p>12 236</text:p>
          </table:table-cell>
          <table:table-cell office:value-type="float" office:value="27545" table:style-name="ce11">
            <text:p>27 545</text:p>
          </table:table-cell>
          <table:table-cell office:value-type="float" office:value="42776" table:style-name="ce11">
            <text:p>42 776</text:p>
          </table:table-cell>
          <table:table-cell office:value-type="float" office:value="32267" table:style-name="ce11">
            <text:p>32 267</text:p>
          </table:table-cell>
          <table:table-cell office:value-type="float" office:value="10045" table:style-name="ce11">
            <text:p>10 045</text:p>
          </table:table-cell>
          <table:table-cell office:value-type="float" office:value="20821" table:style-name="ce11">
            <text:p>20 821</text:p>
          </table:table-cell>
          <table:table-cell office:value-type="float" office:value="30021" table:style-name="ce11">
            <text:p>30 021</text:p>
          </table:table-cell>
          <table:table-cell office:value-type="float" office:value="22640" table:style-name="ce11">
            <text:p>22 640</text:p>
          </table:table-cell>
          <table:table-cell table:number-columns-repeated="16375"/>
        </table:table-row>
        <table:table-row table:style-name="ro3">
          <table:table-cell office:value-type="float" office:value="2018" table:style-name="ce9">
            <text:p>2018</text:p>
          </table:table-cell>
          <table:table-cell office:value-type="float" office:value="12951" table:style-name="ce11">
            <text:p>12 951</text:p>
          </table:table-cell>
          <table:table-cell office:value-type="float" office:value="28459" table:style-name="ce11">
            <text:p>28 459</text:p>
          </table:table-cell>
          <table:table-cell office:value-type="float" office:value="43906" table:style-name="ce11">
            <text:p>43 906</text:p>
          </table:table-cell>
          <table:table-cell office:value-type="float" office:value="33221" table:style-name="ce11">
            <text:p>33 221</text:p>
          </table:table-cell>
          <table:table-cell office:value-type="float" office:value="10619" table:style-name="ce11">
            <text:p>10 619</text:p>
          </table:table-cell>
          <table:table-cell office:value-type="float" office:value="21402" table:style-name="ce11">
            <text:p>21 402</text:p>
          </table:table-cell>
          <table:table-cell office:value-type="float" office:value="30645" table:style-name="ce11">
            <text:p>30 645</text:p>
          </table:table-cell>
          <table:table-cell office:value-type="float" office:value="23229" table:style-name="ce11">
            <text:p>23 229</text:p>
          </table:table-cell>
          <table:table-cell table:number-columns-repeated="16375"/>
        </table:table-row>
        <table:table-row table:style-name="ro3">
          <table:table-cell office:value-type="float" office:value="2019" table:style-name="ce9">
            <text:p>2019</text:p>
          </table:table-cell>
          <table:table-cell office:value-type="float" office:value="13427" table:style-name="ce11">
            <text:p>13 427</text:p>
          </table:table-cell>
          <table:table-cell office:value-type="float" office:value="29458" table:style-name="ce11">
            <text:p>29 458</text:p>
          </table:table-cell>
          <table:table-cell office:value-type="float" office:value="45180" table:style-name="ce11">
            <text:p>45 180</text:p>
          </table:table-cell>
          <table:table-cell office:value-type="float" office:value="34167" table:style-name="ce11">
            <text:p>34 167</text:p>
          </table:table-cell>
          <table:table-cell office:value-type="float" office:value="10997" table:style-name="ce11">
            <text:p>10 997</text:p>
          </table:table-cell>
          <table:table-cell office:value-type="float" office:value="22104" table:style-name="ce11">
            <text:p>22 104</text:p>
          </table:table-cell>
          <table:table-cell office:value-type="float" office:value="31660" table:style-name="ce11">
            <text:p>31 660</text:p>
          </table:table-cell>
          <table:table-cell office:value-type="float" office:value="23944" table:style-name="ce11">
            <text:p>23 944</text:p>
          </table:table-cell>
          <table:table-cell table:number-columns-repeated="16375"/>
        </table:table-row>
        <table:table-row table:style-name="ro3">
          <table:table-cell office:value-type="float" office:value="2020" table:style-name="ce9">
            <text:p>2020</text:p>
          </table:table-cell>
          <table:table-cell office:value-type="float" office:value="14111" table:style-name="ce11">
            <text:p>14 111</text:p>
          </table:table-cell>
          <table:table-cell office:value-type="float" office:value="30257" table:style-name="ce11">
            <text:p>30 257</text:p>
          </table:table-cell>
          <table:table-cell office:value-type="float" office:value="46149" table:style-name="ce11">
            <text:p>46 149</text:p>
          </table:table-cell>
          <table:table-cell office:value-type="float" office:value="35072" table:style-name="ce11">
            <text:p>35 072</text:p>
          </table:table-cell>
          <table:table-cell office:value-type="float" office:value="11568" table:style-name="ce11">
            <text:p>11 568</text:p>
          </table:table-cell>
          <table:table-cell office:value-type="float" office:value="22958" table:style-name="ce11">
            <text:p>22 958</text:p>
          </table:table-cell>
          <table:table-cell office:value-type="float" office:value="32667" table:style-name="ce11">
            <text:p>32 667</text:p>
          </table:table-cell>
          <table:table-cell office:value-type="float" office:value="24801" table:style-name="ce11">
            <text:p>24 801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Veränderung 2019-2020, %</text:p>
          </table:table-cell>
          <table:table-cell office:value-type="float" office:value="5.0942131526029613" table:style-name="ce12">
            <text:p>5,1</text:p>
          </table:table-cell>
          <table:table-cell office:value-type="float" office:value="2.7123362074818402" table:style-name="ce12">
            <text:p>2,7</text:p>
          </table:table-cell>
          <table:table-cell office:value-type="float" office:value="2.1447543160690685" table:style-name="ce12">
            <text:p>2,1</text:p>
          </table:table-cell>
          <table:table-cell office:value-type="float" office:value="2.6487546462961262" table:style-name="ce12">
            <text:p>2,6</text:p>
          </table:table-cell>
          <table:table-cell office:value-type="float" office:value="5.1923251795944196" table:style-name="ce12">
            <text:p>5,2</text:p>
          </table:table-cell>
          <table:table-cell office:value-type="float" office:value="3.8635541078537727" table:style-name="ce12">
            <text:p>3,9</text:p>
          </table:table-cell>
          <table:table-cell office:value-type="float" office:value="3.180669614655713" table:style-name="ce12">
            <text:p>3,2</text:p>
          </table:table-cell>
          <table:table-cell office:value-type="float" office:value="3.5791847644503889" table:style-name="ce12">
            <text:p>3,6</text:p>
          </table:table-cell>
          <table:table-cell table:number-columns-repeated="16375"/>
        </table:table-row>
        <table:table-row table:style-name="ro3">
          <table:table-cell table:style-name="ce6"/>
          <table:table-cell office:value-type="string" table:number-columns-spanned="8" table:number-rows-spanned="1" table:style-name="ce15">
            <text:p>Frauen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1997" table:style-name="ce7">
            <text:p>1997</text:p>
          </table:table-cell>
          <table:table-cell office:value-type="float" office:value="6844" table:style-name="ce8">
            <text:p>6 844</text:p>
          </table:table-cell>
          <table:table-cell office:value-type="float" office:value="14522" table:style-name="ce8">
            <text:p>14 522</text:p>
          </table:table-cell>
          <table:table-cell office:value-type="float" office:value="22389" table:style-name="ce8">
            <text:p>22 389</text:p>
          </table:table-cell>
          <table:table-cell office:value-type="float" office:value="16284" table:style-name="ce8">
            <text:p>16 284</text:p>
          </table:table-cell>
          <table:table-cell office:value-type="float" office:value="5562" table:style-name="ce8">
            <text:p>5 562</text:p>
          </table:table-cell>
          <table:table-cell office:value-type="float" office:value="11281" table:style-name="ce8">
            <text:p>11 281</text:p>
          </table:table-cell>
          <table:table-cell office:value-type="float" office:value="16274" table:style-name="ce8">
            <text:p>16 274</text:p>
          </table:table-cell>
          <table:table-cell office:value-type="float" office:value="11916" table:style-name="ce8">
            <text:p>11 916</text:p>
          </table:table-cell>
          <table:table-cell table:number-columns-repeated="16375"/>
        </table:table-row>
        <table:table-row table:style-name="ro3">
          <table:table-cell office:value-type="float" office:value="1998" table:style-name="ce7">
            <text:p>1998</text:p>
          </table:table-cell>
          <table:table-cell office:value-type="float" office:value="6772" table:style-name="ce8">
            <text:p>6 772</text:p>
          </table:table-cell>
          <table:table-cell office:value-type="float" office:value="14551" table:style-name="ce8">
            <text:p>14 551</text:p>
          </table:table-cell>
          <table:table-cell office:value-type="float" office:value="22745" table:style-name="ce8">
            <text:p>22 745</text:p>
          </table:table-cell>
          <table:table-cell office:value-type="float" office:value="16503" table:style-name="ce8">
            <text:p>16 503</text:p>
          </table:table-cell>
          <table:table-cell office:value-type="float" office:value="5483" table:style-name="ce8">
            <text:p>5 483</text:p>
          </table:table-cell>
          <table:table-cell office:value-type="float" office:value="11283" table:style-name="ce8">
            <text:p>11 283</text:p>
          </table:table-cell>
          <table:table-cell office:value-type="float" office:value="16458" table:style-name="ce8">
            <text:p>16 458</text:p>
          </table:table-cell>
          <table:table-cell office:value-type="float" office:value="12019" table:style-name="ce8">
            <text:p>12 019</text:p>
          </table:table-cell>
          <table:table-cell table:number-columns-repeated="16375"/>
        </table:table-row>
        <table:table-row table:style-name="ro3">
          <table:table-cell office:value-type="float" office:value="1999" table:style-name="ce7">
            <text:p>1999</text:p>
          </table:table-cell>
          <table:table-cell office:value-type="float" office:value="6814" table:style-name="ce8">
            <text:p>6 814</text:p>
          </table:table-cell>
          <table:table-cell office:value-type="float" office:value="14773" table:style-name="ce8">
            <text:p>14 773</text:p>
          </table:table-cell>
          <table:table-cell office:value-type="float" office:value="23356" table:style-name="ce8">
            <text:p>23 356</text:p>
          </table:table-cell>
          <table:table-cell office:value-type="float" office:value="16888" table:style-name="ce8">
            <text:p>16 888</text:p>
          </table:table-cell>
          <table:table-cell office:value-type="float" office:value="5508" table:style-name="ce8">
            <text:p>5 508</text:p>
          </table:table-cell>
          <table:table-cell office:value-type="float" office:value="11417" table:style-name="ce8">
            <text:p>11 417</text:p>
          </table:table-cell>
          <table:table-cell office:value-type="float" office:value="16817" table:style-name="ce8">
            <text:p>16 817</text:p>
          </table:table-cell>
          <table:table-cell office:value-type="float" office:value="12250" table:style-name="ce8">
            <text:p>12 250</text:p>
          </table:table-cell>
          <table:table-cell table:number-columns-repeated="16375"/>
        </table:table-row>
        <table:table-row table:style-name="ro3">
          <table:table-cell office:value-type="float" office:value="2000" table:style-name="ce7">
            <text:p>2000</text:p>
          </table:table-cell>
          <table:table-cell office:value-type="float" office:value="6900" table:style-name="ce8">
            <text:p>6 900</text:p>
          </table:table-cell>
          <table:table-cell office:value-type="float" office:value="14987" table:style-name="ce8">
            <text:p>14 987</text:p>
          </table:table-cell>
          <table:table-cell office:value-type="float" office:value="23771" table:style-name="ce8">
            <text:p>23 771</text:p>
          </table:table-cell>
          <table:table-cell office:value-type="float" office:value="17226" table:style-name="ce8">
            <text:p>17 226</text:p>
          </table:table-cell>
          <table:table-cell office:value-type="float" office:value="5614" table:style-name="ce8">
            <text:p>5 614</text:p>
          </table:table-cell>
          <table:table-cell office:value-type="float" office:value="11808" table:style-name="ce8">
            <text:p>11 808</text:p>
          </table:table-cell>
          <table:table-cell office:value-type="float" office:value="17367" table:style-name="ce8">
            <text:p>17 367</text:p>
          </table:table-cell>
          <table:table-cell office:value-type="float" office:value="12649" table:style-name="ce8">
            <text:p>12 649</text:p>
          </table:table-cell>
          <table:table-cell table:number-columns-repeated="16375"/>
        </table:table-row>
        <table:table-row table:style-name="ro3">
          <table:table-cell office:value-type="float" office:value="2001" table:style-name="ce7">
            <text:p>2001</text:p>
          </table:table-cell>
          <table:table-cell office:value-type="float" office:value="7082" table:style-name="ce8">
            <text:p>7 082</text:p>
          </table:table-cell>
          <table:table-cell office:value-type="float" office:value="15304" table:style-name="ce8">
            <text:p>15 304</text:p>
          </table:table-cell>
          <table:table-cell office:value-type="float" office:value="24321" table:style-name="ce8">
            <text:p>24 321</text:p>
          </table:table-cell>
          <table:table-cell office:value-type="float" office:value="17538" table:style-name="ce8">
            <text:p>17 538</text:p>
          </table:table-cell>
          <table:table-cell office:value-type="float" office:value="5749" table:style-name="ce8">
            <text:p>5 749</text:p>
          </table:table-cell>
          <table:table-cell office:value-type="float" office:value="11962" table:style-name="ce8">
            <text:p>11 962</text:p>
          </table:table-cell>
          <table:table-cell office:value-type="float" office:value="17604" table:style-name="ce8">
            <text:p>17 604</text:p>
          </table:table-cell>
          <table:table-cell office:value-type="float" office:value="12754" table:style-name="ce8">
            <text:p>12 754</text:p>
          </table:table-cell>
          <table:table-cell table:number-columns-repeated="16375"/>
        </table:table-row>
        <table:table-row table:style-name="ro3">
          <table:table-cell office:value-type="float" office:value="2002" table:style-name="ce7">
            <text:p>2002</text:p>
          </table:table-cell>
          <table:table-cell office:value-type="float" office:value="7238" table:style-name="ce8">
            <text:p>7 238</text:p>
          </table:table-cell>
          <table:table-cell office:value-type="float" office:value="15620" table:style-name="ce8">
            <text:p>15 620</text:p>
          </table:table-cell>
          <table:table-cell office:value-type="float" office:value="24827" table:style-name="ce8">
            <text:p>24 827</text:p>
          </table:table-cell>
          <table:table-cell office:value-type="float" office:value="17939" table:style-name="ce8">
            <text:p>17 939</text:p>
          </table:table-cell>
          <table:table-cell office:value-type="float" office:value="5874" table:style-name="ce8">
            <text:p>5 874</text:p>
          </table:table-cell>
          <table:table-cell office:value-type="float" office:value="12162" table:style-name="ce8">
            <text:p>12 162</text:p>
          </table:table-cell>
          <table:table-cell office:value-type="float" office:value="17900" table:style-name="ce8">
            <text:p>17 900</text:p>
          </table:table-cell>
          <table:table-cell office:value-type="float" office:value="12999" table:style-name="ce8">
            <text:p>12 999</text:p>
          </table:table-cell>
          <table:table-cell table:number-columns-repeated="16375"/>
        </table:table-row>
        <table:table-row table:style-name="ro3">
          <table:table-cell office:value-type="float" office:value="2003" table:style-name="ce7">
            <text:p>2003</text:p>
          </table:table-cell>
          <table:table-cell office:value-type="float" office:value="7105" table:style-name="ce8">
            <text:p>7 105</text:p>
          </table:table-cell>
          <table:table-cell office:value-type="float" office:value="15782" table:style-name="ce8">
            <text:p>15 782</text:p>
          </table:table-cell>
          <table:table-cell office:value-type="float" office:value="25332" table:style-name="ce8">
            <text:p>25 332</text:p>
          </table:table-cell>
          <table:table-cell office:value-type="float" office:value="18235" table:style-name="ce8">
            <text:p>18 235</text:p>
          </table:table-cell>
          <table:table-cell office:value-type="float" office:value="5768" table:style-name="ce8">
            <text:p>5 768</text:p>
          </table:table-cell>
          <table:table-cell office:value-type="float" office:value="12264" table:style-name="ce8">
            <text:p>12 264</text:p>
          </table:table-cell>
          <table:table-cell office:value-type="float" office:value="18201" table:style-name="ce8">
            <text:p>18 201</text:p>
          </table:table-cell>
          <table:table-cell office:value-type="float" office:value="13168" table:style-name="ce8">
            <text:p>13 168</text:p>
          </table:table-cell>
          <table:table-cell table:number-columns-repeated="16375"/>
        </table:table-row>
        <table:table-row table:style-name="ro3">
          <table:table-cell office:value-type="float" office:value="2004" table:style-name="ce7">
            <text:p>2004</text:p>
          </table:table-cell>
          <table:table-cell office:value-type="float" office:value="7202" table:style-name="ce8">
            <text:p>7 202</text:p>
          </table:table-cell>
          <table:table-cell office:value-type="float" office:value="15984" table:style-name="ce8">
            <text:p>15 984</text:p>
          </table:table-cell>
          <table:table-cell office:value-type="float" office:value="25746" table:style-name="ce8">
            <text:p>25 746</text:p>
          </table:table-cell>
          <table:table-cell office:value-type="float" office:value="18505" table:style-name="ce8">
            <text:p>18 505</text:p>
          </table:table-cell>
          <table:table-cell office:value-type="float" office:value="5865" table:style-name="ce8">
            <text:p>5 865</text:p>
          </table:table-cell>
          <table:table-cell office:value-type="float" office:value="12648" table:style-name="ce8">
            <text:p>12 648</text:p>
          </table:table-cell>
          <table:table-cell office:value-type="float" office:value="18510" table:style-name="ce8">
            <text:p>18 510</text:p>
          </table:table-cell>
          <table:table-cell office:value-type="float" office:value="13384" table:style-name="ce8">
            <text:p>13 384</text:p>
          </table:table-cell>
          <table:table-cell table:number-columns-repeated="16375"/>
        </table:table-row>
        <table:table-row table:style-name="ro3">
          <table:table-cell office:value-type="float" office:value="2005" table:style-name="ce7">
            <text:p>2005</text:p>
          </table:table-cell>
          <table:table-cell office:value-type="float" office:value="7336" table:style-name="ce8">
            <text:p>7 336</text:p>
          </table:table-cell>
          <table:table-cell office:value-type="float" office:value="16300" table:style-name="ce8">
            <text:p>16 300</text:p>
          </table:table-cell>
          <table:table-cell office:value-type="float" office:value="26406" table:style-name="ce8">
            <text:p>26 406</text:p>
          </table:table-cell>
          <table:table-cell office:value-type="float" office:value="19008" table:style-name="ce8">
            <text:p>19 008</text:p>
          </table:table-cell>
          <table:table-cell office:value-type="float" office:value="5997" table:style-name="ce8">
            <text:p>5 997</text:p>
          </table:table-cell>
          <table:table-cell office:value-type="float" office:value="13076" table:style-name="ce8">
            <text:p>13 076</text:p>
          </table:table-cell>
          <table:table-cell office:value-type="float" office:value="19147" table:style-name="ce8">
            <text:p>19 147</text:p>
          </table:table-cell>
          <table:table-cell office:value-type="float" office:value="13841" table:style-name="ce8">
            <text:p>13 841</text:p>
          </table:table-cell>
          <table:table-cell table:number-columns-repeated="16375"/>
        </table:table-row>
        <table:table-row table:style-name="ro3">
          <table:table-cell office:value-type="float" office:value="2006" table:style-name="ce9">
            <text:p>2006</text:p>
          </table:table-cell>
          <table:table-cell office:value-type="float" office:value="7507" table:style-name="ce10">
            <text:p>7 507</text:p>
          </table:table-cell>
          <table:table-cell office:value-type="float" office:value="16713" table:style-name="ce10">
            <text:p>16 713</text:p>
          </table:table-cell>
          <table:table-cell office:value-type="float" office:value="27165" table:style-name="ce10">
            <text:p>27 165</text:p>
          </table:table-cell>
          <table:table-cell office:value-type="float" office:value="19572" table:style-name="ce10">
            <text:p>19 572</text:p>
          </table:table-cell>
          <table:table-cell office:value-type="float" office:value="6125" table:style-name="ce10">
            <text:p>6 125</text:p>
          </table:table-cell>
          <table:table-cell office:value-type="float" office:value="13333" table:style-name="ce10">
            <text:p>13 333</text:p>
          </table:table-cell>
          <table:table-cell office:value-type="float" office:value="19581" table:style-name="ce10">
            <text:p>19 581</text:p>
          </table:table-cell>
          <table:table-cell office:value-type="float" office:value="14172" table:style-name="ce10">
            <text:p>14 172</text:p>
          </table:table-cell>
          <table:table-cell table:number-columns-repeated="16375"/>
        </table:table-row>
        <table:table-row table:style-name="ro3">
          <table:table-cell office:value-type="float" office:value="2007" table:style-name="ce9">
            <text:p>2007</text:p>
          </table:table-cell>
          <table:table-cell office:value-type="float" office:value="7804" table:style-name="ce10">
            <text:p>7 804</text:p>
          </table:table-cell>
          <table:table-cell office:value-type="float" office:value="17217" table:style-name="ce10">
            <text:p>17 217</text:p>
          </table:table-cell>
          <table:table-cell office:value-type="float" office:value="27977" table:style-name="ce10">
            <text:p>27 977</text:p>
          </table:table-cell>
          <table:table-cell office:value-type="float" office:value="20218" table:style-name="ce10">
            <text:p>20 218</text:p>
          </table:table-cell>
          <table:table-cell office:value-type="float" office:value="6352" table:style-name="ce10">
            <text:p>6 352</text:p>
          </table:table-cell>
          <table:table-cell office:value-type="float" office:value="13651" table:style-name="ce10">
            <text:p>13 651</text:p>
          </table:table-cell>
          <table:table-cell office:value-type="float" office:value="20035" table:style-name="ce10">
            <text:p>20 035</text:p>
          </table:table-cell>
          <table:table-cell office:value-type="float" office:value="14563" table:style-name="ce10">
            <text:p>14 563</text:p>
          </table:table-cell>
          <table:table-cell table:number-columns-repeated="16375"/>
        </table:table-row>
        <table:table-row table:style-name="ro3">
          <table:table-cell office:value-type="float" office:value="2008" table:style-name="ce9">
            <text:p>2008</text:p>
          </table:table-cell>
          <table:table-cell office:value-type="float" office:value="7865" table:style-name="ce10">
            <text:p>7 865</text:p>
          </table:table-cell>
          <table:table-cell office:value-type="float" office:value="17699" table:style-name="ce10">
            <text:p>17 699</text:p>
          </table:table-cell>
          <table:table-cell office:value-type="float" office:value="28819" table:style-name="ce10">
            <text:p>28 819</text:p>
          </table:table-cell>
          <table:table-cell office:value-type="float" office:value="20859" table:style-name="ce10">
            <text:p>20 859</text:p>
          </table:table-cell>
          <table:table-cell office:value-type="float" office:value="6484" table:style-name="ce10">
            <text:p>6 484</text:p>
          </table:table-cell>
          <table:table-cell office:value-type="float" office:value="14005" table:style-name="ce10">
            <text:p>14 005</text:p>
          </table:table-cell>
          <table:table-cell office:value-type="float" office:value="20536" table:style-name="ce10">
            <text:p>20 536</text:p>
          </table:table-cell>
          <table:table-cell office:value-type="float" office:value="14975" table:style-name="ce10">
            <text:p>14 975</text:p>
          </table:table-cell>
          <table:table-cell table:number-columns-repeated="16375"/>
        </table:table-row>
        <table:table-row table:style-name="ro3">
          <table:table-cell office:value-type="float" office:value="2009" table:style-name="ce9">
            <text:p>2009</text:p>
          </table:table-cell>
          <table:table-cell office:value-type="float" office:value="8006" table:style-name="ce10">
            <text:p>8 006</text:p>
          </table:table-cell>
          <table:table-cell office:value-type="float" office:value="18112" table:style-name="ce10">
            <text:p>18 112</text:p>
          </table:table-cell>
          <table:table-cell office:value-type="float" office:value="29602" table:style-name="ce10">
            <text:p>29 602</text:p>
          </table:table-cell>
          <table:table-cell office:value-type="float" office:value="21403" table:style-name="ce10">
            <text:p>21 403</text:p>
          </table:table-cell>
          <table:table-cell office:value-type="float" office:value="6700" table:style-name="ce10">
            <text:p>6 700</text:p>
          </table:table-cell>
          <table:table-cell office:value-type="float" office:value="14658" table:style-name="ce10">
            <text:p>14 658</text:p>
          </table:table-cell>
          <table:table-cell office:value-type="float" office:value="21538" table:style-name="ce10">
            <text:p>21 538</text:p>
          </table:table-cell>
          <table:table-cell office:value-type="float" office:value="15657" table:style-name="ce10">
            <text:p>15 657</text:p>
          </table:table-cell>
          <table:table-cell table:number-columns-repeated="16375"/>
        </table:table-row>
        <table:table-row table:style-name="ro3">
          <table:table-cell office:value-type="float" office:value="2010" table:style-name="ce9">
            <text:p>2010</text:p>
          </table:table-cell>
          <table:table-cell office:value-type="float" office:value="8034" table:style-name="ce10">
            <text:p>8 034</text:p>
          </table:table-cell>
          <table:table-cell office:value-type="float" office:value="18270" table:style-name="ce10">
            <text:p>18 270</text:p>
          </table:table-cell>
          <table:table-cell office:value-type="float" office:value="29954" table:style-name="ce10">
            <text:p>29 954</text:p>
          </table:table-cell>
          <table:table-cell office:value-type="float" office:value="21647" table:style-name="ce10">
            <text:p>21 647</text:p>
          </table:table-cell>
          <table:table-cell office:value-type="float" office:value="6731" table:style-name="ce10">
            <text:p>6 731</text:p>
          </table:table-cell>
          <table:table-cell office:value-type="float" office:value="14768" table:style-name="ce10">
            <text:p>14 768</text:p>
          </table:table-cell>
          <table:table-cell office:value-type="float" office:value="21728" table:style-name="ce10">
            <text:p>21 728</text:p>
          </table:table-cell>
          <table:table-cell office:value-type="float" office:value="15797" table:style-name="ce10">
            <text:p>15 797</text:p>
          </table:table-cell>
          <table:table-cell table:number-columns-repeated="16375"/>
        </table:table-row>
        <table:table-row table:style-name="ro3">
          <table:table-cell office:value-type="float" office:value="2011" table:style-name="ce9">
            <text:p>2011</text:p>
          </table:table-cell>
          <table:table-cell office:value-type="float" office:value="8041" table:style-name="ce10">
            <text:p>8 041</text:p>
          </table:table-cell>
          <table:table-cell office:value-type="float" office:value="18549" table:style-name="ce10">
            <text:p>18 549</text:p>
          </table:table-cell>
          <table:table-cell office:value-type="float" office:value="30342" table:style-name="ce10">
            <text:p>30 342</text:p>
          </table:table-cell>
          <table:table-cell office:value-type="float" office:value="21913" table:style-name="ce10">
            <text:p>21 913</text:p>
          </table:table-cell>
          <table:table-cell office:value-type="float" office:value="6731" table:style-name="ce10">
            <text:p>6 731</text:p>
          </table:table-cell>
          <table:table-cell office:value-type="float" office:value="14938" table:style-name="ce10">
            <text:p>14 938</text:p>
          </table:table-cell>
          <table:table-cell office:value-type="float" office:value="21933" table:style-name="ce10">
            <text:p>21 933</text:p>
          </table:table-cell>
          <table:table-cell office:value-type="float" office:value="15932" table:style-name="ce10">
            <text:p>15 932</text:p>
          </table:table-cell>
          <table:table-cell table:number-columns-repeated="16375"/>
        </table:table-row>
        <table:table-row table:style-name="ro3">
          <table:table-cell office:value-type="float" office:value="2012" table:style-name="ce9">
            <text:p>2012</text:p>
          </table:table-cell>
          <table:table-cell office:value-type="float" office:value="8174" table:style-name="ce10">
            <text:p>8 174</text:p>
          </table:table-cell>
          <table:table-cell office:value-type="float" office:value="19052" table:style-name="ce10">
            <text:p>19 052</text:p>
          </table:table-cell>
          <table:table-cell office:value-type="float" office:value="31156" table:style-name="ce10">
            <text:p>31 156</text:p>
          </table:table-cell>
          <table:table-cell office:value-type="float" office:value="22512" table:style-name="ce10">
            <text:p>22 512</text:p>
          </table:table-cell>
          <table:table-cell office:value-type="float" office:value="6827" table:style-name="ce10">
            <text:p>6 827</text:p>
          </table:table-cell>
          <table:table-cell office:value-type="float" office:value="15221" table:style-name="ce10">
            <text:p>15 221</text:p>
          </table:table-cell>
          <table:table-cell office:value-type="float" office:value="22383" table:style-name="ce10">
            <text:p>22 383</text:p>
          </table:table-cell>
          <table:table-cell office:value-type="float" office:value="16282" table:style-name="ce10">
            <text:p>16 282</text:p>
          </table:table-cell>
          <table:table-cell table:number-columns-repeated="16375"/>
        </table:table-row>
        <table:table-row table:style-name="ro3">
          <table:table-cell office:value-type="float" office:value="2013" table:style-name="ce9">
            <text:p>2013</text:p>
          </table:table-cell>
          <table:table-cell office:value-type="float" office:value="8300" table:style-name="ce10">
            <text:p>8 300</text:p>
          </table:table-cell>
          <table:table-cell office:value-type="float" office:value="19460" table:style-name="ce10">
            <text:p>19 460</text:p>
          </table:table-cell>
          <table:table-cell office:value-type="float" office:value="31761" table:style-name="ce10">
            <text:p>31 761</text:p>
          </table:table-cell>
          <table:table-cell office:value-type="float" office:value="22931" table:style-name="ce10">
            <text:p>22 931</text:p>
          </table:table-cell>
          <table:table-cell office:value-type="float" office:value="6920" table:style-name="ce10">
            <text:p>6 920</text:p>
          </table:table-cell>
          <table:table-cell office:value-type="float" office:value="15461" table:style-name="ce10">
            <text:p>15 461</text:p>
          </table:table-cell>
          <table:table-cell office:value-type="float" office:value="22723" table:style-name="ce10">
            <text:p>22 723</text:p>
          </table:table-cell>
          <table:table-cell office:value-type="float" office:value="16521" table:style-name="ce10">
            <text:p>16 521</text:p>
          </table:table-cell>
          <table:table-cell table:number-columns-repeated="16375"/>
        </table:table-row>
        <table:table-row table:style-name="ro3">
          <table:table-cell office:value-type="float" office:value="2014" table:style-name="ce9">
            <text:p>2014</text:p>
          </table:table-cell>
          <table:table-cell office:value-type="float" office:value="8475" table:style-name="ce11">
            <text:p>8 475</text:p>
          </table:table-cell>
          <table:table-cell office:value-type="float" office:value="19894" table:style-name="ce11">
            <text:p>19 894</text:p>
          </table:table-cell>
          <table:table-cell office:value-type="float" office:value="32390" table:style-name="ce11">
            <text:p>32 390</text:p>
          </table:table-cell>
          <table:table-cell office:value-type="float" office:value="23344" table:style-name="ce11">
            <text:p>23 344</text:p>
          </table:table-cell>
          <table:table-cell office:value-type="float" office:value="7061" table:style-name="ce11">
            <text:p>7 061</text:p>
          </table:table-cell>
          <table:table-cell office:value-type="float" office:value="15733" table:style-name="ce11">
            <text:p>15 733</text:p>
          </table:table-cell>
          <table:table-cell office:value-type="float" office:value="23081" table:style-name="ce11">
            <text:p>23 081</text:p>
          </table:table-cell>
          <table:table-cell office:value-type="float" office:value="16736" table:style-name="ce11">
            <text:p>16 736</text:p>
          </table:table-cell>
          <table:table-cell table:number-columns-repeated="16375"/>
        </table:table-row>
        <table:table-row table:style-name="ro3">
          <table:table-cell office:value-type="float" office:value="2015" table:style-name="ce9">
            <text:p>2015</text:p>
          </table:table-cell>
          <table:table-cell office:value-type="float" office:value="8654" table:style-name="ce11">
            <text:p>8 654</text:p>
          </table:table-cell>
          <table:table-cell office:value-type="float" office:value="20334" table:style-name="ce11">
            <text:p>20 334</text:p>
          </table:table-cell>
          <table:table-cell office:value-type="float" office:value="33113" table:style-name="ce11">
            <text:p>33 113</text:p>
          </table:table-cell>
          <table:table-cell office:value-type="float" office:value="23877" table:style-name="ce11">
            <text:p>23 877</text:p>
          </table:table-cell>
          <table:table-cell office:value-type="float" office:value="7187" table:style-name="ce11">
            <text:p>7 187</text:p>
          </table:table-cell>
          <table:table-cell office:value-type="float" office:value="15986" table:style-name="ce11">
            <text:p>15 986</text:p>
          </table:table-cell>
          <table:table-cell office:value-type="float" office:value="23474" table:style-name="ce11">
            <text:p>23 474</text:p>
          </table:table-cell>
          <table:table-cell office:value-type="float" office:value="17036" table:style-name="ce11">
            <text:p>17 036</text:p>
          </table:table-cell>
          <table:table-cell table:number-columns-repeated="16375"/>
        </table:table-row>
        <table:table-row table:style-name="ro3">
          <table:table-cell office:value-type="float" office:value="2016" table:style-name="ce9">
            <text:p>2016</text:p>
          </table:table-cell>
          <table:table-cell office:value-type="float" office:value="8835" table:style-name="ce11">
            <text:p>8 835</text:p>
          </table:table-cell>
          <table:table-cell office:value-type="float" office:value="20706" table:style-name="ce11">
            <text:p>20 706</text:p>
          </table:table-cell>
          <table:table-cell office:value-type="float" office:value="33720" table:style-name="ce11">
            <text:p>33 720</text:p>
          </table:table-cell>
          <table:table-cell office:value-type="float" office:value="24433" table:style-name="ce11">
            <text:p>24 433</text:p>
          </table:table-cell>
          <table:table-cell office:value-type="float" office:value="7409" table:style-name="ce11">
            <text:p>7 409</text:p>
          </table:table-cell>
          <table:table-cell office:value-type="float" office:value="16623" table:style-name="ce11">
            <text:p>16 623</text:p>
          </table:table-cell>
          <table:table-cell office:value-type="float" office:value="24715" table:style-name="ce11">
            <text:p>24 715</text:p>
          </table:table-cell>
          <table:table-cell office:value-type="float" office:value="17901" table:style-name="ce11">
            <text:p>17 901</text:p>
          </table:table-cell>
          <table:table-cell table:number-columns-repeated="16375"/>
        </table:table-row>
        <table:table-row table:style-name="ro3">
          <table:table-cell office:value-type="float" office:value="2017" table:style-name="ce9">
            <text:p>2017</text:p>
          </table:table-cell>
          <table:table-cell office:value-type="float" office:value="9275" table:style-name="ce11">
            <text:p>9 275</text:p>
          </table:table-cell>
          <table:table-cell office:value-type="float" office:value="21178" table:style-name="ce11">
            <text:p>21 178</text:p>
          </table:table-cell>
          <table:table-cell office:value-type="float" office:value="34350" table:style-name="ce11">
            <text:p>34 350</text:p>
          </table:table-cell>
          <table:table-cell office:value-type="float" office:value="24920" table:style-name="ce11">
            <text:p>24 920</text:p>
          </table:table-cell>
          <table:table-cell office:value-type="float" office:value="7755" table:style-name="ce11">
            <text:p>7 755</text:p>
          </table:table-cell>
          <table:table-cell office:value-type="float" office:value="16931" table:style-name="ce11">
            <text:p>16 931</text:p>
          </table:table-cell>
          <table:table-cell office:value-type="float" office:value="25059" table:style-name="ce11">
            <text:p>25 059</text:p>
          </table:table-cell>
          <table:table-cell office:value-type="float" office:value="18210" table:style-name="ce11">
            <text:p>18 210</text:p>
          </table:table-cell>
          <table:table-cell table:number-columns-repeated="16375"/>
        </table:table-row>
        <table:table-row table:style-name="ro3">
          <table:table-cell office:value-type="float" office:value="2018" table:style-name="ce9">
            <text:p>2018</text:p>
          </table:table-cell>
          <table:table-cell office:value-type="float" office:value="9912" table:style-name="ce11">
            <text:p>9 912</text:p>
          </table:table-cell>
          <table:table-cell office:value-type="float" office:value="21996" table:style-name="ce11">
            <text:p>21 996</text:p>
          </table:table-cell>
          <table:table-cell office:value-type="float" office:value="35386" table:style-name="ce11">
            <text:p>35 386</text:p>
          </table:table-cell>
          <table:table-cell office:value-type="float" office:value="25739" table:style-name="ce11">
            <text:p>25 739</text:p>
          </table:table-cell>
          <table:table-cell office:value-type="float" office:value="8282" table:style-name="ce11">
            <text:p>8 282</text:p>
          </table:table-cell>
          <table:table-cell office:value-type="float" office:value="17578" table:style-name="ce11">
            <text:p>17 578</text:p>
          </table:table-cell>
          <table:table-cell office:value-type="float" office:value="25657" table:style-name="ce11">
            <text:p>25 657</text:p>
          </table:table-cell>
          <table:table-cell office:value-type="float" office:value="18751" table:style-name="ce11">
            <text:p>18 751</text:p>
          </table:table-cell>
          <table:table-cell table:number-columns-repeated="16375"/>
        </table:table-row>
        <table:table-row table:style-name="ro3">
          <table:table-cell office:value-type="float" office:value="2019" table:style-name="ce9">
            <text:p>2019</text:p>
          </table:table-cell>
          <table:table-cell office:value-type="float" office:value="10343" table:style-name="ce11">
            <text:p>10 343</text:p>
          </table:table-cell>
          <table:table-cell office:value-type="float" office:value="22808" table:style-name="ce11">
            <text:p>22 808</text:p>
          </table:table-cell>
          <table:table-cell office:value-type="float" office:value="36613" table:style-name="ce11">
            <text:p>36 613</text:p>
          </table:table-cell>
          <table:table-cell office:value-type="float" office:value="26616" table:style-name="ce11">
            <text:p>26 616</text:p>
          </table:table-cell>
          <table:table-cell office:value-type="float" office:value="8622" table:style-name="ce11">
            <text:p>8 622</text:p>
          </table:table-cell>
          <table:table-cell office:value-type="float" office:value="18233" table:style-name="ce11">
            <text:p>18 233</text:p>
          </table:table-cell>
          <table:table-cell office:value-type="float" office:value="26514" table:style-name="ce11">
            <text:p>26 514</text:p>
          </table:table-cell>
          <table:table-cell office:value-type="float" office:value="19375" table:style-name="ce11">
            <text:p>19 375</text:p>
          </table:table-cell>
          <table:table-cell table:number-columns-repeated="16375"/>
        </table:table-row>
        <table:table-row table:style-name="ro3">
          <table:table-cell office:value-type="float" office:value="2020" table:style-name="ce9">
            <text:p>2020</text:p>
          </table:table-cell>
          <table:table-cell office:value-type="float" office:value="10950" table:style-name="ce11">
            <text:p>10 950</text:p>
          </table:table-cell>
          <table:table-cell office:value-type="float" office:value="23390" table:style-name="ce11">
            <text:p>23 390</text:p>
          </table:table-cell>
          <table:table-cell office:value-type="float" office:value="37775" table:style-name="ce11">
            <text:p>37 775</text:p>
          </table:table-cell>
          <table:table-cell office:value-type="float" office:value="27561" table:style-name="ce11">
            <text:p>27 561</text:p>
          </table:table-cell>
          <table:table-cell office:value-type="float" office:value="9132" table:style-name="ce11">
            <text:p>9 132</text:p>
          </table:table-cell>
          <table:table-cell office:value-type="float" office:value="18894" table:style-name="ce11">
            <text:p>18 894</text:p>
          </table:table-cell>
          <table:table-cell office:value-type="float" office:value="27631" table:style-name="ce11">
            <text:p>27 631</text:p>
          </table:table-cell>
          <table:table-cell office:value-type="float" office:value="20220" table:style-name="ce11">
            <text:p>20 220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Veränderung 2019-2020, %</text:p>
          </table:table-cell>
          <table:table-cell office:value-type="float" office:value="5.868703470946528" table:style-name="ce12">
            <text:p>5,9</text:p>
          </table:table-cell>
          <table:table-cell office:value-type="float" office:value="2.5517362329007511" table:style-name="ce12">
            <text:p>2,6</text:p>
          </table:table-cell>
          <table:table-cell office:value-type="float" office:value="3.1737361046622681" table:style-name="ce12">
            <text:p>3,2</text:p>
          </table:table-cell>
          <table:table-cell office:value-type="float" office:value="3.5504959422903539" table:style-name="ce12">
            <text:p>3,6</text:p>
          </table:table-cell>
          <table:table-cell office:value-type="float" office:value="5.9151009046624949" table:style-name="ce12">
            <text:p>5,9</text:p>
          </table:table-cell>
          <table:table-cell office:value-type="float" office:value="3.6252947951516603" table:style-name="ce12">
            <text:p>3,6</text:p>
          </table:table-cell>
          <table:table-cell office:value-type="float" office:value="4.2128686731538068" table:style-name="ce12">
            <text:p>4,2</text:p>
          </table:table-cell>
          <table:table-cell office:value-type="float" office:value="4.3612903225806292" table:style-name="ce12">
            <text:p>4,4</text:p>
          </table:table-cell>
          <table:table-cell table:number-columns-repeated="16375"/>
        </table:table-row>
        <table:table-row table:style-name="ro3">
          <table:table-cell table:style-name="ce6"/>
          <table:table-cell office:value-type="string" table:number-columns-spanned="8" table:number-rows-spanned="1" table:style-name="ce15">
            <text:p>Männer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1997" table:style-name="ce7">
            <text:p>1997</text:p>
          </table:table-cell>
          <table:table-cell office:value-type="float" office:value="16218" table:style-name="ce8">
            <text:p>16 218</text:p>
          </table:table-cell>
          <table:table-cell office:value-type="float" office:value="23542" table:style-name="ce8">
            <text:p>23 542</text:p>
          </table:table-cell>
          <table:table-cell office:value-type="float" office:value="33028" table:style-name="ce8">
            <text:p>33 028</text:p>
          </table:table-cell>
          <table:table-cell office:value-type="float" office:value="27154" table:style-name="ce8">
            <text:p>27 154</text:p>
          </table:table-cell>
          <table:table-cell office:value-type="float" office:value="12102" table:style-name="ce8">
            <text:p>12 102</text:p>
          </table:table-cell>
          <table:table-cell office:value-type="float" office:value="16899" table:style-name="ce8">
            <text:p>16 899</text:p>
          </table:table-cell>
          <table:table-cell office:value-type="float" office:value="22730" table:style-name="ce8">
            <text:p>22 730</text:p>
          </table:table-cell>
          <table:table-cell office:value-type="float" office:value="18741" table:style-name="ce8">
            <text:p>18 741</text:p>
          </table:table-cell>
          <table:table-cell table:number-columns-repeated="16375"/>
        </table:table-row>
        <table:table-row table:style-name="ro3">
          <table:table-cell office:value-type="float" office:value="1998" table:style-name="ce7">
            <text:p>1998</text:p>
          </table:table-cell>
          <table:table-cell office:value-type="float" office:value="16279" table:style-name="ce8">
            <text:p>16 279</text:p>
          </table:table-cell>
          <table:table-cell office:value-type="float" office:value="24006" table:style-name="ce8">
            <text:p>24 006</text:p>
          </table:table-cell>
          <table:table-cell office:value-type="float" office:value="33839" table:style-name="ce8">
            <text:p>33 839</text:p>
          </table:table-cell>
          <table:table-cell office:value-type="float" office:value="27907" table:style-name="ce8">
            <text:p>27 907</text:p>
          </table:table-cell>
          <table:table-cell office:value-type="float" office:value="12088" table:style-name="ce8">
            <text:p>12 088</text:p>
          </table:table-cell>
          <table:table-cell office:value-type="float" office:value="17139" table:style-name="ce8">
            <text:p>17 139</text:p>
          </table:table-cell>
          <table:table-cell office:value-type="float" office:value="23133" table:style-name="ce8">
            <text:p>23 133</text:p>
          </table:table-cell>
          <table:table-cell office:value-type="float" office:value="19171" table:style-name="ce8">
            <text:p>19 171</text:p>
          </table:table-cell>
          <table:table-cell table:number-columns-repeated="16375"/>
        </table:table-row>
        <table:table-row table:style-name="ro3">
          <table:table-cell office:value-type="float" office:value="1999" table:style-name="ce7">
            <text:p>1999</text:p>
          </table:table-cell>
          <table:table-cell office:value-type="float" office:value="16349" table:style-name="ce8">
            <text:p>16 349</text:p>
          </table:table-cell>
          <table:table-cell office:value-type="float" office:value="24614" table:style-name="ce8">
            <text:p>24 614</text:p>
          </table:table-cell>
          <table:table-cell office:value-type="float" office:value="34831" table:style-name="ce8">
            <text:p>34 831</text:p>
          </table:table-cell>
          <table:table-cell office:value-type="float" office:value="28481" table:style-name="ce8">
            <text:p>28 481</text:p>
          </table:table-cell>
          <table:table-cell office:value-type="float" office:value="12099" table:style-name="ce8">
            <text:p>12 099</text:p>
          </table:table-cell>
          <table:table-cell office:value-type="float" office:value="17492" table:style-name="ce8">
            <text:p>17 492</text:p>
          </table:table-cell>
          <table:table-cell office:value-type="float" office:value="23695" table:style-name="ce8">
            <text:p>23 695</text:p>
          </table:table-cell>
          <table:table-cell office:value-type="float" office:value="19481" table:style-name="ce8">
            <text:p>19 481</text:p>
          </table:table-cell>
          <table:table-cell table:number-columns-repeated="16375"/>
        </table:table-row>
        <table:table-row table:style-name="ro3">
          <table:table-cell office:value-type="float" office:value="2000" table:style-name="ce7">
            <text:p>2000</text:p>
          </table:table-cell>
          <table:table-cell office:value-type="float" office:value="16602" table:style-name="ce8">
            <text:p>16 602</text:p>
          </table:table-cell>
          <table:table-cell office:value-type="float" office:value="25087" table:style-name="ce8">
            <text:p>25 087</text:p>
          </table:table-cell>
          <table:table-cell office:value-type="float" office:value="35585" table:style-name="ce8">
            <text:p>35 585</text:p>
          </table:table-cell>
          <table:table-cell office:value-type="float" office:value="29286" table:style-name="ce8">
            <text:p>29 286</text:p>
          </table:table-cell>
          <table:table-cell office:value-type="float" office:value="12494" table:style-name="ce8">
            <text:p>12 494</text:p>
          </table:table-cell>
          <table:table-cell office:value-type="float" office:value="18061" table:style-name="ce8">
            <text:p>18 061</text:p>
          </table:table-cell>
          <table:table-cell office:value-type="float" office:value="24494" table:style-name="ce8">
            <text:p>24 494</text:p>
          </table:table-cell>
          <table:table-cell office:value-type="float" office:value="20266" table:style-name="ce8">
            <text:p>20 266</text:p>
          </table:table-cell>
          <table:table-cell table:number-columns-repeated="16375"/>
        </table:table-row>
        <table:table-row table:style-name="ro3">
          <table:table-cell office:value-type="float" office:value="2001" table:style-name="ce7">
            <text:p>2001</text:p>
          </table:table-cell>
          <table:table-cell office:value-type="float" office:value="16581" table:style-name="ce8">
            <text:p>16 581</text:p>
          </table:table-cell>
          <table:table-cell office:value-type="float" office:value="25592" table:style-name="ce8">
            <text:p>25 592</text:p>
          </table:table-cell>
          <table:table-cell office:value-type="float" office:value="36274" table:style-name="ce8">
            <text:p>36 274</text:p>
          </table:table-cell>
          <table:table-cell office:value-type="float" office:value="29464" table:style-name="ce8">
            <text:p>29 464</text:p>
          </table:table-cell>
          <table:table-cell office:value-type="float" office:value="12370" table:style-name="ce8">
            <text:p>12 370</text:p>
          </table:table-cell>
          <table:table-cell office:value-type="float" office:value="18256" table:style-name="ce8">
            <text:p>18 256</text:p>
          </table:table-cell>
          <table:table-cell office:value-type="float" office:value="24667" table:style-name="ce8">
            <text:p>24 667</text:p>
          </table:table-cell>
          <table:table-cell office:value-type="float" office:value="20110" table:style-name="ce8">
            <text:p>20 110</text:p>
          </table:table-cell>
          <table:table-cell table:number-columns-repeated="16375"/>
        </table:table-row>
        <table:table-row table:style-name="ro3">
          <table:table-cell office:value-type="float" office:value="2002" table:style-name="ce7">
            <text:p>2002</text:p>
          </table:table-cell>
          <table:table-cell office:value-type="float" office:value="16322" table:style-name="ce8">
            <text:p>16 322</text:p>
          </table:table-cell>
          <table:table-cell office:value-type="float" office:value="26055" table:style-name="ce8">
            <text:p>26 055</text:p>
          </table:table-cell>
          <table:table-cell office:value-type="float" office:value="37058" table:style-name="ce8">
            <text:p>37 058</text:p>
          </table:table-cell>
          <table:table-cell office:value-type="float" office:value="29850" table:style-name="ce8">
            <text:p>29 850</text:p>
          </table:table-cell>
          <table:table-cell office:value-type="float" office:value="12162" table:style-name="ce8">
            <text:p>12 162</text:p>
          </table:table-cell>
          <table:table-cell office:value-type="float" office:value="18494" table:style-name="ce8">
            <text:p>18 494</text:p>
          </table:table-cell>
          <table:table-cell office:value-type="float" office:value="25046" table:style-name="ce8">
            <text:p>25 046</text:p>
          </table:table-cell>
          <table:table-cell office:value-type="float" office:value="20287" table:style-name="ce8">
            <text:p>20 287</text:p>
          </table:table-cell>
          <table:table-cell table:number-columns-repeated="16375"/>
        </table:table-row>
        <table:table-row table:style-name="ro3">
          <table:table-cell office:value-type="float" office:value="2003" table:style-name="ce7">
            <text:p>2003</text:p>
          </table:table-cell>
          <table:table-cell office:value-type="float" office:value="16203" table:style-name="ce8">
            <text:p>16 203</text:p>
          </table:table-cell>
          <table:table-cell office:value-type="float" office:value="26528" table:style-name="ce8">
            <text:p>26 528</text:p>
          </table:table-cell>
          <table:table-cell office:value-type="float" office:value="37827" table:style-name="ce8">
            <text:p>37 827</text:p>
          </table:table-cell>
          <table:table-cell office:value-type="float" office:value="30307" table:style-name="ce8">
            <text:p>30 307</text:p>
          </table:table-cell>
          <table:table-cell office:value-type="float" office:value="12042" table:style-name="ce8">
            <text:p>12 042</text:p>
          </table:table-cell>
          <table:table-cell office:value-type="float" office:value="18759" table:style-name="ce8">
            <text:p>18 759</text:p>
          </table:table-cell>
          <table:table-cell office:value-type="float" office:value="25440" table:style-name="ce8">
            <text:p>25 440</text:p>
          </table:table-cell>
          <table:table-cell office:value-type="float" office:value="20508" table:style-name="ce8">
            <text:p>20 508</text:p>
          </table:table-cell>
          <table:table-cell table:number-columns-repeated="16375"/>
        </table:table-row>
        <table:table-row table:style-name="ro3">
          <table:table-cell office:value-type="float" office:value="2004" table:style-name="ce7">
            <text:p>2004</text:p>
          </table:table-cell>
          <table:table-cell office:value-type="float" office:value="16243" table:style-name="ce8">
            <text:p>16 243</text:p>
          </table:table-cell>
          <table:table-cell office:value-type="float" office:value="26907" table:style-name="ce8">
            <text:p>26 907</text:p>
          </table:table-cell>
          <table:table-cell office:value-type="float" office:value="38462" table:style-name="ce8">
            <text:p>38 462</text:p>
          </table:table-cell>
          <table:table-cell office:value-type="float" office:value="30730" table:style-name="ce8">
            <text:p>30 730</text:p>
          </table:table-cell>
          <table:table-cell office:value-type="float" office:value="12221" table:style-name="ce8">
            <text:p>12 221</text:p>
          </table:table-cell>
          <table:table-cell office:value-type="float" office:value="19076" table:style-name="ce8">
            <text:p>19 076</text:p>
          </table:table-cell>
          <table:table-cell office:value-type="float" office:value="25817" table:style-name="ce8">
            <text:p>25 817</text:p>
          </table:table-cell>
          <table:table-cell office:value-type="float" office:value="20784" table:style-name="ce8">
            <text:p>20 784</text:p>
          </table:table-cell>
          <table:table-cell table:number-columns-repeated="16375"/>
        </table:table-row>
        <table:table-row table:style-name="ro3">
          <table:table-cell office:value-type="float" office:value="2005" table:style-name="ce7">
            <text:p>2005</text:p>
          </table:table-cell>
          <table:table-cell office:value-type="float" office:value="16273" table:style-name="ce8">
            <text:p>16 273</text:p>
          </table:table-cell>
          <table:table-cell office:value-type="float" office:value="27384" table:style-name="ce8">
            <text:p>27 384</text:p>
          </table:table-cell>
          <table:table-cell office:value-type="float" office:value="39493" table:style-name="ce8">
            <text:p>39 493</text:p>
          </table:table-cell>
          <table:table-cell office:value-type="float" office:value="31436" table:style-name="ce8">
            <text:p>31 436</text:p>
          </table:table-cell>
          <table:table-cell office:value-type="float" office:value="12405" table:style-name="ce8">
            <text:p>12 405</text:p>
          </table:table-cell>
          <table:table-cell office:value-type="float" office:value="19603" table:style-name="ce8">
            <text:p>19 603</text:p>
          </table:table-cell>
          <table:table-cell office:value-type="float" office:value="26698" table:style-name="ce8">
            <text:p>26 698</text:p>
          </table:table-cell>
          <table:table-cell office:value-type="float" office:value="21381" table:style-name="ce8">
            <text:p>21 381</text:p>
          </table:table-cell>
          <table:table-cell table:number-columns-repeated="16375"/>
        </table:table-row>
        <table:table-row table:style-name="ro3">
          <table:table-cell office:value-type="float" office:value="2006" table:style-name="ce9">
            <text:p>2006</text:p>
          </table:table-cell>
          <table:table-cell office:value-type="float" office:value="16734" table:style-name="ce10">
            <text:p>16 734</text:p>
          </table:table-cell>
          <table:table-cell office:value-type="float" office:value="28102" table:style-name="ce10">
            <text:p>28 102</text:p>
          </table:table-cell>
          <table:table-cell office:value-type="float" office:value="40816" table:style-name="ce10">
            <text:p>40 816</text:p>
          </table:table-cell>
          <table:table-cell office:value-type="float" office:value="32479" table:style-name="ce10">
            <text:p>32 479</text:p>
          </table:table-cell>
          <table:table-cell office:value-type="float" office:value="12695" table:style-name="ce10">
            <text:p>12 695</text:p>
          </table:table-cell>
          <table:table-cell office:value-type="float" office:value="20006" table:style-name="ce10">
            <text:p>20 006</text:p>
          </table:table-cell>
          <table:table-cell office:value-type="float" office:value="27412" table:style-name="ce10">
            <text:p>27 412</text:p>
          </table:table-cell>
          <table:table-cell office:value-type="float" office:value="21974" table:style-name="ce10">
            <text:p>21 974</text:p>
          </table:table-cell>
          <table:table-cell table:number-columns-repeated="16375"/>
        </table:table-row>
        <table:table-row table:style-name="ro3">
          <table:table-cell office:value-type="float" office:value="2007" table:style-name="ce9">
            <text:p>2007</text:p>
          </table:table-cell>
          <table:table-cell office:value-type="float" office:value="17693" table:style-name="ce10">
            <text:p>17 693</text:p>
          </table:table-cell>
          <table:table-cell office:value-type="float" office:value="29057" table:style-name="ce10">
            <text:p>29 057</text:p>
          </table:table-cell>
          <table:table-cell office:value-type="float" office:value="42190" table:style-name="ce10">
            <text:p>42 190</text:p>
          </table:table-cell>
          <table:table-cell office:value-type="float" office:value="33771" table:style-name="ce10">
            <text:p>33 771</text:p>
          </table:table-cell>
          <table:table-cell office:value-type="float" office:value="13388" table:style-name="ce10">
            <text:p>13 388</text:p>
          </table:table-cell>
          <table:table-cell office:value-type="float" office:value="20573" table:style-name="ce10">
            <text:p>20 573</text:p>
          </table:table-cell>
          <table:table-cell office:value-type="float" office:value="28203" table:style-name="ce10">
            <text:p>28 203</text:p>
          </table:table-cell>
          <table:table-cell office:value-type="float" office:value="22773" table:style-name="ce10">
            <text:p>22 773</text:p>
          </table:table-cell>
          <table:table-cell table:number-columns-repeated="16375"/>
        </table:table-row>
        <table:table-row table:style-name="ro3">
          <table:table-cell office:value-type="float" office:value="2008" table:style-name="ce9">
            <text:p>2008</text:p>
          </table:table-cell>
          <table:table-cell office:value-type="float" office:value="18004" table:style-name="ce10">
            <text:p>18 004</text:p>
          </table:table-cell>
          <table:table-cell office:value-type="float" office:value="29936" table:style-name="ce10">
            <text:p>29 936</text:p>
          </table:table-cell>
          <table:table-cell office:value-type="float" office:value="43559" table:style-name="ce10">
            <text:p>43 559</text:p>
          </table:table-cell>
          <table:table-cell office:value-type="float" office:value="34779" table:style-name="ce10">
            <text:p>34 779</text:p>
          </table:table-cell>
          <table:table-cell office:value-type="float" office:value="13625" table:style-name="ce10">
            <text:p>13 625</text:p>
          </table:table-cell>
          <table:table-cell office:value-type="float" office:value="21064" table:style-name="ce10">
            <text:p>21 064</text:p>
          </table:table-cell>
          <table:table-cell office:value-type="float" office:value="28921" table:style-name="ce10">
            <text:p>28 921</text:p>
          </table:table-cell>
          <table:table-cell office:value-type="float" office:value="23332" table:style-name="ce10">
            <text:p>23 332</text:p>
          </table:table-cell>
          <table:table-cell table:number-columns-repeated="16375"/>
        </table:table-row>
        <table:table-row table:style-name="ro3">
          <table:table-cell office:value-type="float" office:value="2009" table:style-name="ce9">
            <text:p>2009</text:p>
          </table:table-cell>
          <table:table-cell office:value-type="float" office:value="17296" table:style-name="ce10">
            <text:p>17 296</text:p>
          </table:table-cell>
          <table:table-cell office:value-type="float" office:value="30102" table:style-name="ce10">
            <text:p>30 102</text:p>
          </table:table-cell>
          <table:table-cell office:value-type="float" office:value="44002" table:style-name="ce10">
            <text:p>44 002</text:p>
          </table:table-cell>
          <table:table-cell office:value-type="float" office:value="34911" table:style-name="ce10">
            <text:p>34 911</text:p>
          </table:table-cell>
          <table:table-cell office:value-type="float" office:value="13447" table:style-name="ce10">
            <text:p>13 447</text:p>
          </table:table-cell>
          <table:table-cell office:value-type="float" office:value="21684" table:style-name="ce10">
            <text:p>21 684</text:p>
          </table:table-cell>
          <table:table-cell office:value-type="float" office:value="29816" table:style-name="ce10">
            <text:p>29 816</text:p>
          </table:table-cell>
          <table:table-cell office:value-type="float" office:value="23927" table:style-name="ce10">
            <text:p>23 927</text:p>
          </table:table-cell>
          <table:table-cell table:number-columns-repeated="16375"/>
        </table:table-row>
        <table:table-row table:style-name="ro3">
          <table:table-cell office:value-type="float" office:value="2010" table:style-name="ce9">
            <text:p>2010</text:p>
          </table:table-cell>
          <table:table-cell office:value-type="float" office:value="17032" table:style-name="ce10">
            <text:p>17 032</text:p>
          </table:table-cell>
          <table:table-cell office:value-type="float" office:value="30316" table:style-name="ce10">
            <text:p>30 316</text:p>
          </table:table-cell>
          <table:table-cell office:value-type="float" office:value="44431" table:style-name="ce10">
            <text:p>44 431</text:p>
          </table:table-cell>
          <table:table-cell office:value-type="float" office:value="35074" table:style-name="ce10">
            <text:p>35 074</text:p>
          </table:table-cell>
          <table:table-cell office:value-type="float" office:value="13269" table:style-name="ce10">
            <text:p>13 269</text:p>
          </table:table-cell>
          <table:table-cell office:value-type="float" office:value="21786" table:style-name="ce10">
            <text:p>21 786</text:p>
          </table:table-cell>
          <table:table-cell office:value-type="float" office:value="30010" table:style-name="ce10">
            <text:p>30 010</text:p>
          </table:table-cell>
          <table:table-cell office:value-type="float" office:value="23946" table:style-name="ce10">
            <text:p>23 946</text:p>
          </table:table-cell>
          <table:table-cell table:number-columns-repeated="16375"/>
        </table:table-row>
        <table:table-row table:style-name="ro3">
          <table:table-cell office:value-type="float" office:value="2011" table:style-name="ce9">
            <text:p>2011</text:p>
          </table:table-cell>
          <table:table-cell office:value-type="float" office:value="16721" table:style-name="ce10">
            <text:p>16 721</text:p>
          </table:table-cell>
          <table:table-cell office:value-type="float" office:value="30690" table:style-name="ce10">
            <text:p>30 690</text:p>
          </table:table-cell>
          <table:table-cell office:value-type="float" office:value="44970" table:style-name="ce10">
            <text:p>44 970</text:p>
          </table:table-cell>
          <table:table-cell office:value-type="float" office:value="35379" table:style-name="ce10">
            <text:p>35 379</text:p>
          </table:table-cell>
          <table:table-cell office:value-type="float" office:value="12976" table:style-name="ce10">
            <text:p>12 976</text:p>
          </table:table-cell>
          <table:table-cell office:value-type="float" office:value="21984" table:style-name="ce10">
            <text:p>21 984</text:p>
          </table:table-cell>
          <table:table-cell office:value-type="float" office:value="30256" table:style-name="ce10">
            <text:p>30 256</text:p>
          </table:table-cell>
          <table:table-cell office:value-type="float" office:value="24016" table:style-name="ce10">
            <text:p>24 016</text:p>
          </table:table-cell>
          <table:table-cell table:number-columns-repeated="16375"/>
        </table:table-row>
        <table:table-row table:style-name="ro3">
          <table:table-cell office:value-type="float" office:value="2012" table:style-name="ce9">
            <text:p>2012</text:p>
          </table:table-cell>
          <table:table-cell office:value-type="float" office:value="16800" table:style-name="ce10">
            <text:p>16 800</text:p>
          </table:table-cell>
          <table:table-cell office:value-type="float" office:value="31396" table:style-name="ce10">
            <text:p>31 396</text:p>
          </table:table-cell>
          <table:table-cell office:value-type="float" office:value="46094" table:style-name="ce10">
            <text:p>46 094</text:p>
          </table:table-cell>
          <table:table-cell office:value-type="float" office:value="36193" table:style-name="ce10">
            <text:p>36 193</text:p>
          </table:table-cell>
          <table:table-cell office:value-type="float" office:value="13003" table:style-name="ce10">
            <text:p>13 003</text:p>
          </table:table-cell>
          <table:table-cell office:value-type="float" office:value="22374" table:style-name="ce10">
            <text:p>22 374</text:p>
          </table:table-cell>
          <table:table-cell office:value-type="float" office:value="30797" table:style-name="ce10">
            <text:p>30 797</text:p>
          </table:table-cell>
          <table:table-cell office:value-type="float" office:value="24466" table:style-name="ce10">
            <text:p>24 466</text:p>
          </table:table-cell>
          <table:table-cell table:number-columns-repeated="16375"/>
        </table:table-row>
        <table:table-row table:style-name="ro3">
          <table:table-cell office:value-type="float" office:value="2013" table:style-name="ce9">
            <text:p>2013</text:p>
          </table:table-cell>
          <table:table-cell office:value-type="float" office:value="16717" table:style-name="ce10">
            <text:p>16 717</text:p>
          </table:table-cell>
          <table:table-cell office:value-type="float" office:value="31961" table:style-name="ce10">
            <text:p>31 961</text:p>
          </table:table-cell>
          <table:table-cell office:value-type="float" office:value="46921" table:style-name="ce10">
            <text:p>46 921</text:p>
          </table:table-cell>
          <table:table-cell office:value-type="float" office:value="36654" table:style-name="ce10">
            <text:p>36 654</text:p>
          </table:table-cell>
          <table:table-cell office:value-type="float" office:value="12885" table:style-name="ce10">
            <text:p>12 885</text:p>
          </table:table-cell>
          <table:table-cell office:value-type="float" office:value="22673" table:style-name="ce10">
            <text:p>22 673</text:p>
          </table:table-cell>
          <table:table-cell office:value-type="float" office:value="31193" table:style-name="ce10">
            <text:p>31 193</text:p>
          </table:table-cell>
          <table:table-cell office:value-type="float" office:value="24624" table:style-name="ce10">
            <text:p>24 624</text:p>
          </table:table-cell>
          <table:table-cell table:number-columns-repeated="16375"/>
        </table:table-row>
        <table:table-row table:style-name="ro3">
          <table:table-cell office:value-type="float" office:value="2014" table:style-name="ce9">
            <text:p>2014</text:p>
          </table:table-cell>
          <table:table-cell office:value-type="float" office:value="16870" table:style-name="ce11">
            <text:p>16 870</text:p>
          </table:table-cell>
          <table:table-cell office:value-type="float" office:value="32564" table:style-name="ce11">
            <text:p>32 564</text:p>
          </table:table-cell>
          <table:table-cell office:value-type="float" office:value="47697" table:style-name="ce11">
            <text:p>47 697</text:p>
          </table:table-cell>
          <table:table-cell office:value-type="float" office:value="37231" table:style-name="ce11">
            <text:p>37 231</text:p>
          </table:table-cell>
          <table:table-cell office:value-type="float" office:value="13017" table:style-name="ce11">
            <text:p>13 017</text:p>
          </table:table-cell>
          <table:table-cell office:value-type="float" office:value="23003" table:style-name="ce11">
            <text:p>23 003</text:p>
          </table:table-cell>
          <table:table-cell office:value-type="float" office:value="31592" table:style-name="ce11">
            <text:p>31 592</text:p>
          </table:table-cell>
          <table:table-cell office:value-type="float" office:value="24910" table:style-name="ce11">
            <text:p>24 910</text:p>
          </table:table-cell>
          <table:table-cell table:number-columns-repeated="16375"/>
        </table:table-row>
        <table:table-row table:style-name="ro3">
          <table:table-cell office:value-type="float" office:value="2015" table:style-name="ce9">
            <text:p>2015</text:p>
          </table:table-cell>
          <table:table-cell office:value-type="float" office:value="16692" table:style-name="ce11">
            <text:p>16 692</text:p>
          </table:table-cell>
          <table:table-cell office:value-type="float" office:value="33012" table:style-name="ce11">
            <text:p>33 012</text:p>
          </table:table-cell>
          <table:table-cell office:value-type="float" office:value="48471" table:style-name="ce11">
            <text:p>48 471</text:p>
          </table:table-cell>
          <table:table-cell office:value-type="float" office:value="37745" table:style-name="ce11">
            <text:p>37 745</text:p>
          </table:table-cell>
          <table:table-cell office:value-type="float" office:value="12867" table:style-name="ce11">
            <text:p>12 867</text:p>
          </table:table-cell>
          <table:table-cell office:value-type="float" office:value="23235" table:style-name="ce11">
            <text:p>23 235</text:p>
          </table:table-cell>
          <table:table-cell office:value-type="float" office:value="31960" table:style-name="ce11">
            <text:p>31 960</text:p>
          </table:table-cell>
          <table:table-cell office:value-type="float" office:value="25126" table:style-name="ce11">
            <text:p>25 126</text:p>
          </table:table-cell>
          <table:table-cell table:number-columns-repeated="16375"/>
        </table:table-row>
        <table:table-row table:style-name="ro3">
          <table:table-cell office:value-type="float" office:value="2016" table:style-name="ce9">
            <text:p>2016</text:p>
          </table:table-cell>
          <table:table-cell office:value-type="float" office:value="16870" table:style-name="ce11">
            <text:p>16 870</text:p>
          </table:table-cell>
          <table:table-cell office:value-type="float" office:value="33350" table:style-name="ce11">
            <text:p>33 350</text:p>
          </table:table-cell>
          <table:table-cell office:value-type="float" office:value="49080" table:style-name="ce11">
            <text:p>49 080</text:p>
          </table:table-cell>
          <table:table-cell office:value-type="float" office:value="38300" table:style-name="ce11">
            <text:p>38 300</text:p>
          </table:table-cell>
          <table:table-cell office:value-type="float" office:value="13362" table:style-name="ce11">
            <text:p>13 362</text:p>
          </table:table-cell>
          <table:table-cell office:value-type="float" office:value="24339" table:style-name="ce11">
            <text:p>24 339</text:p>
          </table:table-cell>
          <table:table-cell office:value-type="float" office:value="33652" table:style-name="ce11">
            <text:p>33 652</text:p>
          </table:table-cell>
          <table:table-cell office:value-type="float" office:value="26318" table:style-name="ce11">
            <text:p>26 318</text:p>
          </table:table-cell>
          <table:table-cell table:number-columns-repeated="16375"/>
        </table:table-row>
        <table:table-row table:style-name="ro3">
          <table:table-cell office:value-type="float" office:value="2017" table:style-name="ce9">
            <text:p>2017</text:p>
          </table:table-cell>
          <table:table-cell office:value-type="float" office:value="17376" table:style-name="ce11">
            <text:p>17 376</text:p>
          </table:table-cell>
          <table:table-cell office:value-type="float" office:value="33776" table:style-name="ce11">
            <text:p>33 776</text:p>
          </table:table-cell>
          <table:table-cell office:value-type="float" office:value="49727" table:style-name="ce11">
            <text:p>49 727</text:p>
          </table:table-cell>
          <table:table-cell office:value-type="float" office:value="38804" table:style-name="ce11">
            <text:p>38 804</text:p>
          </table:table-cell>
          <table:table-cell office:value-type="float" office:value="13708" table:style-name="ce11">
            <text:p>13 708</text:p>
          </table:table-cell>
          <table:table-cell office:value-type="float" office:value="24564" table:style-name="ce11">
            <text:p>24 564</text:p>
          </table:table-cell>
          <table:table-cell office:value-type="float" office:value="33982" table:style-name="ce11">
            <text:p>33 982</text:p>
          </table:table-cell>
          <table:table-cell office:value-type="float" office:value="26582" table:style-name="ce11">
            <text:p>26 582</text:p>
          </table:table-cell>
          <table:table-cell table:number-columns-repeated="16375"/>
        </table:table-row>
        <table:table-row table:style-name="ro3">
          <table:table-cell office:value-type="float" office:value="2018" table:style-name="ce9">
            <text:p>2018</text:p>
          </table:table-cell>
          <table:table-cell office:value-type="float" office:value="18276" table:style-name="ce11">
            <text:p>18 276</text:p>
          </table:table-cell>
          <table:table-cell office:value-type="float" office:value="34730" table:style-name="ce11">
            <text:p>34 730</text:p>
          </table:table-cell>
          <table:table-cell office:value-type="float" office:value="50944" table:style-name="ce11">
            <text:p>50 944</text:p>
          </table:table-cell>
          <table:table-cell office:value-type="float" office:value="39832" table:style-name="ce11">
            <text:p>39 832</text:p>
          </table:table-cell>
          <table:table-cell office:value-type="float" office:value="14352" table:style-name="ce11">
            <text:p>14 352</text:p>
          </table:table-cell>
          <table:table-cell office:value-type="float" office:value="25113" table:style-name="ce11">
            <text:p>25 113</text:p>
          </table:table-cell>
          <table:table-cell office:value-type="float" office:value="34613" table:style-name="ce11">
            <text:p>34 613</text:p>
          </table:table-cell>
          <table:table-cell office:value-type="float" office:value="27186" table:style-name="ce11">
            <text:p>27 186</text:p>
          </table:table-cell>
          <table:table-cell table:number-columns-repeated="16375"/>
        </table:table-row>
        <table:table-row table:style-name="ro3">
          <table:table-cell office:value-type="float" office:value="2019" table:style-name="ce9">
            <text:p>2019</text:p>
          </table:table-cell>
          <table:table-cell office:value-type="float" office:value="18883" table:style-name="ce11">
            <text:p>18 883</text:p>
          </table:table-cell>
          <table:table-cell office:value-type="float" office:value="35841" table:style-name="ce11">
            <text:p>35 841</text:p>
          </table:table-cell>
          <table:table-cell office:value-type="float" office:value="52235" table:style-name="ce11">
            <text:p>52 235</text:p>
          </table:table-cell>
          <table:table-cell office:value-type="float" office:value="40833" table:style-name="ce11">
            <text:p>40 833</text:p>
          </table:table-cell>
          <table:table-cell office:value-type="float" office:value="14840" table:style-name="ce11">
            <text:p>14 840</text:p>
          </table:table-cell>
          <table:table-cell office:value-type="float" office:value="25938" table:style-name="ce11">
            <text:p>25 938</text:p>
          </table:table-cell>
          <table:table-cell office:value-type="float" office:value="35710" table:style-name="ce11">
            <text:p>35 710</text:p>
          </table:table-cell>
          <table:table-cell office:value-type="float" office:value="27976" table:style-name="ce11">
            <text:p>27 976</text:p>
          </table:table-cell>
          <table:table-cell table:number-columns-repeated="16375"/>
        </table:table-row>
        <table:table-row table:style-name="ro3">
          <table:table-cell office:value-type="float" office:value="2020" table:style-name="ce9">
            <text:p>2020</text:p>
          </table:table-cell>
          <table:table-cell office:value-type="float" office:value="19610" table:style-name="ce11">
            <text:p>19 610</text:p>
          </table:table-cell>
          <table:table-cell office:value-type="float" office:value="36465" table:style-name="ce11">
            <text:p>36 465</text:p>
          </table:table-cell>
          <table:table-cell office:value-type="float" office:value="52995" table:style-name="ce11">
            <text:p>52 995</text:p>
          </table:table-cell>
          <table:table-cell office:value-type="float" office:value="41678" table:style-name="ce11">
            <text:p>41 678</text:p>
          </table:table-cell>
          <table:table-cell office:value-type="float" office:value="15455" table:style-name="ce11">
            <text:p>15 455</text:p>
          </table:table-cell>
          <table:table-cell office:value-type="float" office:value="26738" table:style-name="ce11">
            <text:p>26 738</text:p>
          </table:table-cell>
          <table:table-cell office:value-type="float" office:value="36616" table:style-name="ce11">
            <text:p>36 616</text:p>
          </table:table-cell>
          <table:table-cell office:value-type="float" office:value="28831" table:style-name="ce11">
            <text:p>28 831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Veränderung 2019-2020, %</text:p>
          </table:table-cell>
          <table:table-cell office:value-type="float" office:value="3.8500238309590742" table:style-name="ce12">
            <text:p>3,9</text:p>
          </table:table-cell>
          <table:table-cell office:value-type="float" office:value="1.7410228509249208" table:style-name="ce12">
            <text:p>1,7</text:p>
          </table:table-cell>
          <table:table-cell office:value-type="float" office:value="1.4549631473150129" table:style-name="ce12">
            <text:p>1,5</text:p>
          </table:table-cell>
          <table:table-cell office:value-type="float" office:value="2.0694046482011998" table:style-name="ce12">
            <text:p>2,1</text:p>
          </table:table-cell>
          <table:table-cell office:value-type="float" office:value="4.144204851752022" table:style-name="ce12">
            <text:p>4,1</text:p>
          </table:table-cell>
          <table:table-cell office:value-type="float" office:value="3.0842778934381982" table:style-name="ce12">
            <text:p>3,1</text:p>
          </table:table-cell>
          <table:table-cell office:value-type="float" office:value="2.5371044525342938" table:style-name="ce12">
            <text:p>2,5</text:p>
          </table:table-cell>
          <table:table-cell office:value-type="float" office:value="3.0561910208750476" table:style-name="ce12">
            <text:p>3,1</text:p>
          </table:table-cell>
          <table:table-cell table:number-columns-repeated="16375"/>
        </table:table-row>
        <table:table-row table:style-name="ro5">
          <table:table-cell office:value-type="string" table:number-columns-spanned="9" table:number-rows-spanned="1" table:style-name="ce16">
            <text:p>Q: STATISTIK AUSTRIA, Lohnsteuerdaten - Sozialstatistische Auswertungen. Erstellt am 17.12.2021. 1) Ohne Lehrlinge. - 2) Bruttojahresbezüge gemäß § 25 EStG. - 3) Bruttojahresbezüge gemäß § 25 EStG abzüglich der insgesamt einbehaltenen Sozialversicherungsbeiträge und abzüglich der insgesamt einbehaltenen Lohnsteuer (vor Arbeitnehmerveranlagung).</text:p>
          </table:table-cell>
          <table:covered-table-cell table:number-columns-repeated="8"/>
          <table:table-cell table:number-columns-repeated="16375"/>
        </table:table-row>
        <table:table-row table:number-rows-repeated="1048492" table:style-name="ro3">
          <table:table-cell table:number-columns-repeated="16384"/>
        </table:table-row>
      </table:table>
      <table:named-expressions>
        <table:named-range table:name="_70391423_STF_Fuss_1_CN1" table:cell-range-address="Tabelle1.$A$84:Tabelle1.$XFD$84" table:base-cell-address="Tabelle1.$A$1"/>
        <table:named-range table:name="_70391423_STF_Tabellenkopf_1_CN1" table:cell-range-address="Tabelle1.$A$2:Tabelle1.$XFD$5" table:base-cell-address="Tabelle1.$A$1"/>
        <table:named-range table:name="_70391423_STF_Titel_1_CN1" table:cell-range-address="Tabelle1.$A$1:Tabelle1.$I$1" table:base-cell-address="Tabelle1.$A$1"/>
        <table:named-range table:name="_70391423_STF_Vorspalte_1_CN1" table:cell-range-address="Tabelle1.$A$7:Tabelle1.$A$83" table:base-cell-address="Tabelle1.$A$1"/>
        <table:named-expression table:name="_70391423_STF_Zwischenueberschrift_1_CN1" table:expression="of:=[Tabelle1.$6:.$6]~[Tabelle1.$58:.$58]~[Tabelle1.$32:.$32]" table:base-cell-address="Tabell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Komm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Erwerbst_228_tige_44__32_Stand_32_30.7.98" style:display-name="Standard_Erwerbstätige, Stand 30.7.98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Standard_Neuer_32_Entwurf_32__40_Bundesl_228_nder_32_Pensionisten_59__32_Teil_32____41_" style:display-name="Standard_Neuer Entwurf (Bundesländer Pensionisten; Teil __)" style:family="table-cell" style:data-style-name="N0">
      <style:table-cell-properties style:vertical-align="automatic" fo:background-color="transparent"/>
      <style:text-properties fo:color="#000000" fo:font-size="8pt" style:font-size-asian="8pt" style:font-size-complex="8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95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CHEIKL Stefanie</meta:initial-creator>
    <dc:creator>BILGILI Serhan</dc:creator>
    <meta:creation-date>2014-03-11T12:28:40Z</meta:creation-date>
    <dc:date>2022-05-23T08:20:03Z</dc:date>
    <meta:print-date>2020-12-17T13:09:31Z</meta:print-date>
    <meta:editing-duration>PT0S</meta:editing-duration>
  </office:meta>
</office:document-meta>
</file>